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24.15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29.54pt"/>
    </style:style>
    <style:style style:name="co18" style:family="table-column">
      <style:table-column-properties fo:break-before="auto" style:column-width="81.3pt"/>
    </style:style>
    <style:style style:name="co19" style:family="table-column">
      <style:table-column-properties fo:break-before="auto" style:column-width="32.66pt"/>
    </style:style>
    <style:style style:name="co20" style:family="table-column">
      <style:table-column-properties fo:break-before="auto" style:column-width="82.8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shapes>
          <draw:frame draw:z-index="0" draw:style-name="gr1" draw:text-style-name="P1" svg:width="406.74pt" svg:height="338.83pt" svg:x="822.98pt" svg:y="6.01pt">
            <draw:object draw:notify-on-update-of-ranges="trace.T1:trace.T1 trace.T2:trace.T195 trace.U1:trace.U1 trace.U2:trace.U1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yawCorr</text:p>
          </table:table-cell>
          <table:table-cell office:value-type="string" calcext:value-type="string">
            <text:p>encoderR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odoDistanc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encoderL</text:p>
          </table:table-cell>
          <table:table-cell office:value-type="string" calcext:value-type="string">
            <text:p>I_R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eSpeedR</text:p>
          </table:table-cell>
          <table:table-cell office:value-type="string" calcext:value-type="string">
            <text:p>eSpeedL</text:p>
          </table:table-cell>
          <table:table-cell office:value-type="string" calcext:value-type="string">
            <text:p>pwmL</text:p>
          </table:table-cell>
          <table:table-cell office:value-type="string" calcext:value-type="string">
            <text:p>speedL</text:p>
          </table:table-cell>
          <table:table-cell office:value-type="string" calcext:value-type="string">
            <text:p>CycleTimeControl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pwmR</text:p>
          </table:table-cell>
          <table:table-cell office:value-type="string" calcext:value-type="string">
            <text:p>speedR</text:p>
          </table:table-cell>
          <table:table-cell office:value-type="string" calcext:value-type="string">
            <text:p>Iyaw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m_y</text:p>
          </table:table-cell>
          <table:table-cell office:value-type="string" calcext:value-type="string">
            <text:p>m_x</text:p>
          </table:table-cell>
          <table:table-cell office:value-type="string" calcext:value-type="string">
            <text:p>eYaw</text:p>
          </table:table-cell>
          <table:table-cell office:value-type="string" calcext:value-type="string">
            <text:p>cycleTimeSense</text:p>
          </table:table-cell>
          <table:table-cell table:number-columns-repeated="5"/>
        </table:table-row>
        <table:table-row table:style-name="ro1">
          <table:table-cell office:value-type="float" office:value="1603466143.91" calcext:value-type="float">
            <text:p>160346614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0224609375" calcext:value-type="float">
            <text:p>-0.02246093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4549560547" calcext:value-type="float">
            <text:p>1.945495605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208484471" calcext:value-type="float">
            <text:p>333.208484471</text:p>
          </table:table-cell>
          <table:table-cell office:value-type="float" office:value="30.2062988281" calcext:value-type="float">
            <text:p>30.2062988281</text:p>
          </table:table-cell>
          <table:table-cell office:value-type="float" office:value="-15.2526855469" calcext:value-type="float">
            <text:p>-15.25268554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n m_x</text:p>
          </table:table-cell>
          <table:table-cell table:formula="of:=MIN([.U2:.U195])" office:value-type="float" office:value="-19.4396972656" calcext:value-type="float">
            <text:p>-19.4396972656</text:p>
          </table:table-cell>
          <table:table-cell/>
          <table:table-cell table:formula="of:=([.Z3]+[.Z2])/2" office:value-type="float" office:value="2.4673461914" calcext:value-type="float">
            <text:p>2.4673461914</text:p>
          </table:table-cell>
        </table:table-row>
        <table:table-row table:style-name="ro1">
          <table:table-cell office:value-type="float" office:value="1603466143.96" calcext:value-type="float">
            <text:p>160346614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81298828125" calcext:value-type="float">
            <text:p>0.0812988281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-18.6309814453" calcext:value-type="float">
            <text:p>-18.630981445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734631219" calcext:value-type="float">
            <text:p>336.734631219</text:p>
          </table:table-cell>
          <table:table-cell office:value-type="float" office:value="30.9539794922" calcext:value-type="float">
            <text:p>30.9539794922</text:p>
          </table:table-cell>
          <table:table-cell office:value-type="float" office:value="-13.3087158203" calcext:value-type="float">
            <text:p>-13.30871582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x m_x</text:p>
          </table:table-cell>
          <table:table-cell table:formula="of:=MAX([.U2:.U195])" office:value-type="float" office:value="24.3743896484" calcext:value-type="float">
            <text:p>24.3743896484</text:p>
          </table:table-cell>
          <table:table-cell table:number-columns-repeated="2"/>
        </table:table-row>
        <table:table-row table:style-name="ro1">
          <table:table-cell office:value-type="float" office:value="1603466144.02" calcext:value-type="float">
            <text:p>1603466144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-58.7921142578" calcext:value-type="float">
            <text:p>-58.792114257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560275619" calcext:value-type="float">
            <text:p>329.560275619</text:p>
          </table:table-cell>
          <table:table-cell office:value-type="float" office:value="29.0100097656" calcext:value-type="float">
            <text:p>29.0100097656</text:p>
          </table:table-cell>
          <table:table-cell office:value-type="float" office:value="-17.0471191406" calcext:value-type="float">
            <text:p>-17.04711914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n m_y</text:p>
          </table:table-cell>
          <table:table-cell table:formula="of:=MIN([.T2:.T195])" office:value-type="float" office:value="14.6545410156" calcext:value-type="float">
            <text:p>14.6545410156</text:p>
          </table:table-cell>
          <table:table-cell/>
          <table:table-cell table:formula="of:=([.Z5]+[.Z4])/2" office:value-type="float" office:value="36.0382080078" calcext:value-type="float">
            <text:p>36.0382080078</text:p>
          </table:table-cell>
        </table:table-row>
        <table:table-row table:style-name="ro1">
          <table:table-cell office:value-type="float" office:value="1603466144.07" calcext:value-type="float">
            <text:p>1603466144.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85.8001708984" calcext:value-type="float">
            <text:p>-85.800170898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795928989" calcext:value-type="float">
            <text:p>330.795928989</text:p>
          </table:table-cell>
          <table:table-cell office:value-type="float" office:value="29.1595458984" calcext:value-type="float">
            <text:p>29.1595458984</text:p>
          </table:table-cell>
          <table:table-cell office:value-type="float" office:value="-16.2994384766" calcext:value-type="float">
            <text:p>-16.29943847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x m_y</text:p>
          </table:table-cell>
          <table:table-cell table:formula="of:=MAX([.T2:.T195])" office:value-type="float" office:value="57.421875" calcext:value-type="float">
            <text:p>57.421875</text:p>
          </table:table-cell>
          <table:table-cell table:number-columns-repeated="2"/>
        </table:table-row>
        <table:table-row table:style-name="ro1">
          <table:table-cell office:value-type="float" office:value="1603466144.13" calcext:value-type="float">
            <text:p>1603466144.1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11376953125" calcext:value-type="float">
            <text:p>-0.1137695312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101.440429688" calcext:value-type="float">
            <text:p>-101.44042968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0.018360631" calcext:value-type="float">
            <text:p>330.018360631</text:p>
          </table:table-cell>
          <table:table-cell office:value-type="float" office:value="31.103515625" calcext:value-type="float">
            <text:p>31.103515625</text:p>
          </table:table-cell>
          <table:table-cell office:value-type="float" office:value="-17.9443359375" calcext:value-type="float">
            <text:p>-17.94433593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18" calcext:value-type="float">
            <text:p>1603466144.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2" calcext:value-type="float">
            <text:p>102</text:p>
          </table:table-cell>
          <table:table-cell office:value-type="float" office:value="-0.5" calcext:value-type="float">
            <text:p>-0.5</text:p>
          </table:table-cell>
          <table:table-cell office:value-type="float" office:value="0.156494140625" calcext:value-type="float">
            <text:p>0.15649414062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-102.325439453" calcext:value-type="float">
            <text:p>-102.32543945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4.786504129" calcext:value-type="float">
            <text:p>334.786504129</text:p>
          </table:table-cell>
          <table:table-cell office:value-type="float" office:value="33.3465576172" calcext:value-type="float">
            <text:p>33.3465576172</text:p>
          </table:table-cell>
          <table:table-cell office:value-type="float" office:value="-15.7012939453" calcext:value-type="float">
            <text:p>-15.70129394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23" calcext:value-type="float">
            <text:p>1603466144.2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02" calcext:value-type="float">
            <text:p>102</text:p>
          </table:table-cell>
          <table:table-cell office:value-type="float" office:value="-0.5" calcext:value-type="float">
            <text:p>-0.5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102.600097656" calcext:value-type="float">
            <text:p>-102.60009765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34.546367733" calcext:value-type="float">
            <text:p>334.546367733</text:p>
          </table:table-cell>
          <table:table-cell office:value-type="float" office:value="34.2437744141" calcext:value-type="float">
            <text:p>34.2437744141</text:p>
          </table:table-cell>
          <table:table-cell office:value-type="float" office:value="-16.2994384766" calcext:value-type="float">
            <text:p>-16.299438476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4.29" calcext:value-type="float">
            <text:p>1603466144.29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01" calcext:value-type="float">
            <text:p>101</text:p>
          </table:table-cell>
          <table:table-cell office:value-type="float" office:value="-0.5" calcext:value-type="float">
            <text:p>-0.5</text:p>
          </table:table-cell>
          <table:table-cell office:value-type="float" office:value="0.10693359375" calcext:value-type="float">
            <text:p>0.1069335937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98.8388061523" calcext:value-type="float">
            <text:p>-98.838806152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36.589791688" calcext:value-type="float">
            <text:p>336.589791688</text:p>
          </table:table-cell>
          <table:table-cell office:value-type="float" office:value="39.0289306641" calcext:value-type="float">
            <text:p>39.0289306641</text:p>
          </table:table-cell>
          <table:table-cell office:value-type="float" office:value="-16.8975830078" calcext:value-type="float">
            <text:p>-16.89758300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34" calcext:value-type="float">
            <text:p>1603466144.3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00" calcext:value-type="float">
            <text:p>100</text:p>
          </table:table-cell>
          <table:table-cell office:value-type="float" office:value="-0.5" calcext:value-type="float">
            <text:p>-0.5</text:p>
          </table:table-cell>
          <table:table-cell office:value-type="float" office:value="0.005615234375" calcext:value-type="float">
            <text:p>0.00561523437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102.653503418" calcext:value-type="float">
            <text:p>-102.65350341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6.854216641" calcext:value-type="float">
            <text:p>336.854216641</text:p>
          </table:table-cell>
          <table:table-cell office:value-type="float" office:value="39.1784667969" calcext:value-type="float">
            <text:p>39.1784667969</text:p>
          </table:table-cell>
          <table:table-cell office:value-type="float" office:value="-16.748046875" calcext:value-type="float">
            <text:p>-16.7480468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39" calcext:value-type="float">
            <text:p>1603466144.3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-110.008239746" calcext:value-type="float">
            <text:p>-110.00823974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7.702842123" calcext:value-type="float">
            <text:p>337.702842123</text:p>
          </table:table-cell>
          <table:table-cell office:value-type="float" office:value="41.5710449219" calcext:value-type="float">
            <text:p>41.5710449219</text:p>
          </table:table-cell>
          <table:table-cell office:value-type="float" office:value="-17.0471191406" calcext:value-type="float">
            <text:p>-17.04711914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45" calcext:value-type="float">
            <text:p>1603466144.4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13623046875" calcext:value-type="float">
            <text:p>-0.1362304687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128.684997559" calcext:value-type="float">
            <text:p>-128.68499755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0.727802933" calcext:value-type="float">
            <text:p>340.727802933</text:p>
          </table:table-cell>
          <table:table-cell office:value-type="float" office:value="42.7673339844" calcext:value-type="float">
            <text:p>42.7673339844</text:p>
          </table:table-cell>
          <table:table-cell office:value-type="float" office:value="-14.9536132812" calcext:value-type="float">
            <text:p>-14.95361328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5" calcext:value-type="float">
            <text:p>1603466144.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office:value-type="float" office:value="-0.5" calcext:value-type="float">
            <text:p>-0.5</text:p>
          </table:table-cell>
          <table:table-cell office:value-type="float" office:value="-0.108154296875" calcext:value-type="float">
            <text:p>-0.10815429687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32.331848145" calcext:value-type="float">
            <text:p>-132.33184814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0.159301916" calcext:value-type="float">
            <text:p>340.159301916</text:p>
          </table:table-cell>
          <table:table-cell office:value-type="float" office:value="43.5150146484" calcext:value-type="float">
            <text:p>43.5150146484</text:p>
          </table:table-cell>
          <table:table-cell office:value-type="float" office:value="-15.7012939453" calcext:value-type="float">
            <text:p>-15.701293945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56" calcext:value-type="float">
            <text:p>1603466144.5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88" calcext:value-type="float">
            <text:p>88</text:p>
          </table:table-cell>
          <table:table-cell office:value-type="float" office:value="-0.5" calcext:value-type="float">
            <text:p>-0.5</text:p>
          </table:table-cell>
          <table:table-cell office:value-type="float" office:value="-0.23583984375" calcext:value-type="float">
            <text:p>-0.23583984375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145.500183105" calcext:value-type="float">
            <text:p>-145.50018310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4.8355391" calcext:value-type="float">
            <text:p>344.8355391</text:p>
          </table:table-cell>
          <table:table-cell office:value-type="float" office:value="48.0010986328" calcext:value-type="float">
            <text:p>48.0010986328</text:p>
          </table:table-cell>
          <table:table-cell office:value-type="float" office:value="-13.0096435547" calcext:value-type="float">
            <text:p>-13.00964355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4.61" calcext:value-type="float">
            <text:p>1603466144.6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  <table:table-cell office:value-type="float" office:value="-0.5" calcext:value-type="float">
            <text:p>-0.5</text:p>
          </table:table-cell>
          <table:table-cell office:value-type="float" office:value="-0.20703125" calcext:value-type="float">
            <text:p>-0.2070312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-146.347045898" calcext:value-type="float">
            <text:p>-146.34704589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7.286367837" calcext:value-type="float">
            <text:p>347.286367837</text:p>
          </table:table-cell>
          <table:table-cell office:value-type="float" office:value="49.0478515625" calcext:value-type="float">
            <text:p>49.0478515625</text:p>
          </table:table-cell>
          <table:table-cell office:value-type="float" office:value="-11.0656738281" calcext:value-type="float">
            <text:p>-11.065673828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66" calcext:value-type="float">
            <text:p>1603466144.6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77" calcext:value-type="float">
            <text:p>77</text:p>
          </table:table-cell>
          <table:table-cell office:value-type="float" office:value="-0.5" calcext:value-type="float">
            <text:p>-0.5</text:p>
          </table:table-cell>
          <table:table-cell office:value-type="float" office:value="0.08349609375" calcext:value-type="float">
            <text:p>0.0834960937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32.049560547" calcext:value-type="float">
            <text:p>-132.0495605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9.20048413" calcext:value-type="float">
            <text:p>349.20048413</text:p>
          </table:table-cell>
          <table:table-cell office:value-type="float" office:value="51.7395019531" calcext:value-type="float">
            <text:p>51.7395019531</text:p>
          </table:table-cell>
          <table:table-cell office:value-type="float" office:value="-9.86938476562" calcext:value-type="float">
            <text:p>-9.8693847656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72" calcext:value-type="float">
            <text:p>1603466144.72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10498046875" calcext:value-type="float">
            <text:p>-0.1049804687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51.123046875" calcext:value-type="float">
            <text:p>-151.12304687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1.501441121" calcext:value-type="float">
            <text:p>351.501441121</text:p>
          </table:table-cell>
          <table:table-cell office:value-type="float" office:value="52.0385742188" calcext:value-type="float">
            <text:p>52.0385742188</text:p>
          </table:table-cell>
          <table:table-cell office:value-type="float" office:value="-7.77587890625" calcext:value-type="float">
            <text:p>-7.7758789062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77" calcext:value-type="float">
            <text:p>1603466144.7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2021484375" calcext:value-type="float">
            <text:p>-0.202148437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43.447875977" calcext:value-type="float">
            <text:p>-143.44787597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4.948310656" calcext:value-type="float">
            <text:p>354.948310656</text:p>
          </table:table-cell>
          <table:table-cell office:value-type="float" office:value="54.1320800781" calcext:value-type="float">
            <text:p>54.1320800781</text:p>
          </table:table-cell>
          <table:table-cell office:value-type="float" office:value="-4.78515625" calcext:value-type="float">
            <text:p>-4.785156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82" calcext:value-type="float">
            <text:p>1603466144.8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40.296936035" calcext:value-type="float">
            <text:p>-140.2969360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9.095404966" calcext:value-type="float">
            <text:p>359.095404966</text:p>
          </table:table-cell>
          <table:table-cell office:value-type="float" office:value="56.8237304688" calcext:value-type="float">
            <text:p>56.8237304688</text:p>
          </table:table-cell>
          <table:table-cell office:value-type="float" office:value="-0.897216796875" calcext:value-type="float">
            <text:p>-0.89721679687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4.88" calcext:value-type="float">
            <text:p>1603466144.8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64" calcext:value-type="float">
            <text:p>64</text:p>
          </table:table-cell>
          <table:table-cell office:value-type="float" office:value="-1.5" calcext:value-type="float">
            <text:p>-1.5</text:p>
          </table:table-cell>
          <table:table-cell office:value-type="float" office:value="-0.095703125" calcext:value-type="float">
            <text:p>-0.095703125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33.415222168" calcext:value-type="float">
            <text:p>-133.41522216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8279682443" calcext:value-type="float">
            <text:p>1.8279682443</text:p>
          </table:table-cell>
          <table:table-cell office:value-type="float" office:value="56.2255859375" calcext:value-type="float">
            <text:p>56.2255859375</text:p>
          </table:table-cell>
          <table:table-cell office:value-type="float" office:value="1.79443359375" calcext:value-type="float">
            <text:p>1.7944335937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93" calcext:value-type="float">
            <text:p>1603466144.9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62" calcext:value-type="float">
            <text:p>62</text:p>
          </table:table-cell>
          <table:table-cell office:value-type="float" office:value="-1.5" calcext:value-type="float">
            <text:p>-1.5</text:p>
          </table:table-cell>
          <table:table-cell office:value-type="float" office:value="-0.00927734375" calcext:value-type="float">
            <text:p>-0.00927734375</text:p>
          </table:table-cell>
          <table:table-cell office:value-type="float" office:value="12" calcext:value-type="float">
            <text:p>12</text:p>
          </table:table-cell>
          <table:table-cell office:value-type="float" office:value="-21" calcext:value-type="float">
            <text:p>-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122.222900391" calcext:value-type="float">
            <text:p>-122.22290039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94758607627" calcext:value-type="float">
            <text:p>2.94758607627</text:p>
          </table:table-cell>
          <table:table-cell office:value-type="float" office:value="55.1788330078" calcext:value-type="float">
            <text:p>55.1788330078</text:p>
          </table:table-cell>
          <table:table-cell office:value-type="float" office:value="2.84118652344" calcext:value-type="float">
            <text:p>2.8411865234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4.98" calcext:value-type="float">
            <text:p>1603466144.9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8" calcext:value-type="float">
            <text:p>58</text:p>
          </table:table-cell>
          <table:table-cell office:value-type="float" office:value="-1.5" calcext:value-type="float">
            <text:p>-1.5</text:p>
          </table:table-cell>
          <table:table-cell office:value-type="float" office:value="-0.2822265625" calcext:value-type="float">
            <text:p>-0.2822265625</text:p>
          </table:table-cell>
          <table:table-cell office:value-type="float" office:value="13" calcext:value-type="float">
            <text:p>13</text:p>
          </table:table-cell>
          <table:table-cell office:value-type="float" office:value="-34" calcext:value-type="float">
            <text:p>-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30.348205566" calcext:value-type="float">
            <text:p>-130.34820556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58194465518" calcext:value-type="float">
            <text:p>6.58194465518</text:p>
          </table:table-cell>
          <table:table-cell office:value-type="float" office:value="54.4311523438" calcext:value-type="float">
            <text:p>54.4311523438</text:p>
          </table:table-cell>
          <table:table-cell office:value-type="float" office:value="6.28051757812" calcext:value-type="float">
            <text:p>6.280517578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03" calcext:value-type="float">
            <text:p>1603466145.0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 office:value-type="float" office:value="-0.134765625" calcext:value-type="float">
            <text:p>-0.134765625</text:p>
          </table:table-cell>
          <table:table-cell office:value-type="float" office:value="13" calcext:value-type="float">
            <text:p>13</text:p>
          </table:table-cell>
          <table:table-cell office:value-type="float" office:value="-47" calcext:value-type="float">
            <text:p>-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22.352600098" calcext:value-type="float">
            <text:p>-122.35260009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.52382043864" calcext:value-type="float">
            <text:p>7.52382043864</text:p>
          </table:table-cell>
          <table:table-cell office:value-type="float" office:value="55.4779052734" calcext:value-type="float">
            <text:p>55.4779052734</text:p>
          </table:table-cell>
          <table:table-cell office:value-type="float" office:value="7.32727050781" calcext:value-type="float">
            <text:p>7.3272705078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5.09" calcext:value-type="float">
            <text:p>1603466145.09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53" calcext:value-type="float">
            <text:p>53</text:p>
          </table:table-cell>
          <table:table-cell office:value-type="float" office:value="-1.5" calcext:value-type="float">
            <text:p>-1.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123.046875" calcext:value-type="float">
            <text:p>-123.04687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.0118301716" calcext:value-type="float">
            <text:p>11.0118301716</text:p>
          </table:table-cell>
          <table:table-cell office:value-type="float" office:value="55.3283691406" calcext:value-type="float">
            <text:p>55.3283691406</text:p>
          </table:table-cell>
          <table:table-cell office:value-type="float" office:value="10.7666015625" calcext:value-type="float">
            <text:p>10.76660156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14" calcext:value-type="float">
            <text:p>1603466145.14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9" calcext:value-type="float">
            <text:p>49</text:p>
          </table:table-cell>
          <table:table-cell office:value-type="float" office:value="-1.5" calcext:value-type="float">
            <text:p>-1.5</text:p>
          </table:table-cell>
          <table:table-cell office:value-type="float" office:value="-0.0185546875" calcext:value-type="float">
            <text:p>-0.0185546875</text:p>
          </table:table-cell>
          <table:table-cell office:value-type="float" office:value="15" calcext:value-type="float">
            <text:p>15</text:p>
          </table:table-cell>
          <table:table-cell office:value-type="float" office:value="-53" calcext:value-type="float">
            <text:p>-5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-109.474182129" calcext:value-type="float">
            <text:p>-109.4741821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.7435213577" calcext:value-type="float">
            <text:p>12.7435213577</text:p>
          </table:table-cell>
          <table:table-cell office:value-type="float" office:value="54.8797607422" calcext:value-type="float">
            <text:p>54.8797607422</text:p>
          </table:table-cell>
          <table:table-cell office:value-type="float" office:value="12.4114990234" calcext:value-type="float">
            <text:p>12.411499023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2" calcext:value-type="float">
            <text:p>1603466145.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04833984375" calcext:value-type="float">
            <text:p>-0.04833984375</text:p>
          </table:table-cell>
          <table:table-cell office:value-type="float" office:value="16" calcext:value-type="float">
            <text:p>16</text:p>
          </table:table-cell>
          <table:table-cell office:value-type="float" office:value="-56" calcext:value-type="float">
            <text:p>-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10.92376709" calcext:value-type="float">
            <text:p>-110.9237670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.2325956105" calcext:value-type="float">
            <text:p>14.2325956105</text:p>
          </table:table-cell>
          <table:table-cell office:value-type="float" office:value="51.2908935547" calcext:value-type="float">
            <text:p>51.2908935547</text:p>
          </table:table-cell>
          <table:table-cell office:value-type="float" office:value="13.0096435547" calcext:value-type="float">
            <text:p>13.009643554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25" calcext:value-type="float">
            <text:p>1603466145.25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43" calcext:value-type="float">
            <text:p>43</text:p>
          </table:table-cell>
          <table:table-cell office:value-type="float" office:value="-1.5" calcext:value-type="float">
            <text:p>-1.5</text:p>
          </table:table-cell>
          <table:table-cell office:value-type="float" office:value="-0.04296875" calcext:value-type="float">
            <text:p>-0.04296875</text:p>
          </table:table-cell>
          <table:table-cell office:value-type="float" office:value="16" calcext:value-type="float">
            <text:p>16</text:p>
          </table:table-cell>
          <table:table-cell office:value-type="float" office:value="-55" calcext:value-type="float">
            <text:p>-5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-108.345031738" calcext:value-type="float">
            <text:p>-108.3450317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.9006073232" calcext:value-type="float">
            <text:p>16.9006073232</text:p>
          </table:table-cell>
          <table:table-cell office:value-type="float" office:value="50.6927490234" calcext:value-type="float">
            <text:p>50.6927490234</text:p>
          </table:table-cell>
          <table:table-cell office:value-type="float" office:value="15.4022216797" calcext:value-type="float">
            <text:p>15.402221679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31" calcext:value-type="float">
            <text:p>1603466145.3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office:value-type="float" office:value="-1.5" calcext:value-type="float">
            <text:p>-1.5</text:p>
          </table:table-cell>
          <table:table-cell office:value-type="float" office:value="0.06689453125" calcext:value-type="float">
            <text:p>0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-53" calcext:value-type="float">
            <text:p>-5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99.7543334961" calcext:value-type="float">
            <text:p>-99.754333496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.0952311919" calcext:value-type="float">
            <text:p>20.0952311919</text:p>
          </table:table-cell>
          <table:table-cell office:value-type="float" office:value="49.0478515625" calcext:value-type="float">
            <text:p>49.0478515625</text:p>
          </table:table-cell>
          <table:table-cell office:value-type="float" office:value="17.9443359375" calcext:value-type="float">
            <text:p>17.944335937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36" calcext:value-type="float">
            <text:p>1603466145.3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173095703125" calcext:value-type="float">
            <text:p>0.173095703125</text:p>
          </table:table-cell>
          <table:table-cell office:value-type="float" office:value="18" calcext:value-type="float">
            <text:p>18</text:p>
          </table:table-cell>
          <table:table-cell office:value-type="float" office:value="-51" calcext:value-type="float">
            <text:p>-5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102.439880371" calcext:value-type="float">
            <text:p>-102.43988037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.0678995624" calcext:value-type="float">
            <text:p>22.0678995624</text:p>
          </table:table-cell>
          <table:table-cell office:value-type="float" office:value="49.7955322266" calcext:value-type="float">
            <text:p>49.7955322266</text:p>
          </table:table-cell>
          <table:table-cell office:value-type="float" office:value="20.1873779297" calcext:value-type="float">
            <text:p>20.187377929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41" calcext:value-type="float">
            <text:p>1603466145.41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42" calcext:value-type="float">
            <text:p>42</text:p>
          </table:table-cell>
          <table:table-cell office:value-type="float" office:value="-1.5" calcext:value-type="float">
            <text:p>-1.5</text:p>
          </table:table-cell>
          <table:table-cell office:value-type="float" office:value="-0.184814453125" calcext:value-type="float">
            <text:p>-0.184814453125</text:p>
          </table:table-cell>
          <table:table-cell office:value-type="float" office:value="18" calcext:value-type="float">
            <text:p>18</text:p>
          </table:table-cell>
          <table:table-cell office:value-type="float" office:value="-49" calcext:value-type="float">
            <text:p>-4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-96.3897705078" calcext:value-type="float">
            <text:p>-96.389770507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.330732336" calcext:value-type="float">
            <text:p>25.330732336</text:p>
          </table:table-cell>
          <table:table-cell office:value-type="float" office:value="47.7020263672" calcext:value-type="float">
            <text:p>47.7020263672</text:p>
          </table:table-cell>
          <table:table-cell office:value-type="float" office:value="22.5799560547" calcext:value-type="float">
            <text:p>22.579956054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47" calcext:value-type="float">
            <text:p>1603466145.47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19" calcext:value-type="float">
            <text:p>19</text:p>
          </table:table-cell>
          <table:table-cell office:value-type="float" office:value="-47" calcext:value-type="float">
            <text:p>-4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-84.0377807617" calcext:value-type="float">
            <text:p>-84.037780761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.0646177738" calcext:value-type="float">
            <text:p>23.0646177738</text:p>
          </table:table-cell>
          <table:table-cell office:value-type="float" office:value="46.3562011719" calcext:value-type="float">
            <text:p>46.3562011719</text:p>
          </table:table-cell>
          <table:table-cell office:value-type="float" office:value="19.7387695312" calcext:value-type="float">
            <text:p>19.73876953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52" calcext:value-type="float">
            <text:p>1603466145.5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48" calcext:value-type="float">
            <text:p>48</text:p>
          </table:table-cell>
          <table:table-cell office:value-type="float" office:value="-1.5" calcext:value-type="float">
            <text:p>-1.5</text:p>
          </table:table-cell>
          <table:table-cell office:value-type="float" office:value="-0.112060546875" calcext:value-type="float">
            <text:p>-0.112060546875</text:p>
          </table:table-cell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-79.5288085938" calcext:value-type="float">
            <text:p>-79.528808593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.3128838019" calcext:value-type="float">
            <text:p>25.3128838019</text:p>
          </table:table-cell>
          <table:table-cell office:value-type="float" office:value="44.2626953125" calcext:value-type="float">
            <text:p>44.2626953125</text:p>
          </table:table-cell>
          <table:table-cell office:value-type="float" office:value="20.9350585938" calcext:value-type="float">
            <text:p>20.935058593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58" calcext:value-type="float">
            <text:p>1603466145.5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20" calcext:value-type="float">
            <text:p>20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-68.1762695312" calcext:value-type="float">
            <text:p>-68.17626953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.8824760708" calcext:value-type="float">
            <text:p>26.8824760708</text:p>
          </table:table-cell>
          <table:table-cell office:value-type="float" office:value="43.06640625" calcext:value-type="float">
            <text:p>43.06640625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63" calcext:value-type="float">
            <text:p>1603466145.63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64" calcext:value-type="float">
            <text:p>64</text:p>
          </table:table-cell>
          <table:table-cell office:value-type="float" office:value="-1.5" calcext:value-type="float">
            <text:p>-1.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-52.9174804688" calcext:value-type="float">
            <text:p>-52.917480468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.8824760708" calcext:value-type="float">
            <text:p>26.8824760708</text:p>
          </table:table-cell>
          <table:table-cell office:value-type="float" office:value="43.06640625" calcext:value-type="float">
            <text:p>43.06640625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68" calcext:value-type="float">
            <text:p>1603466145.68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72" calcext:value-type="float">
            <text:p>72</text:p>
          </table:table-cell>
          <table:table-cell office:value-type="float" office:value="-1.5" calcext:value-type="float">
            <text:p>-1.5</text:p>
          </table:table-cell>
          <table:table-cell office:value-type="float" office:value="-0.123779296875" calcext:value-type="float">
            <text:p>-0.123779296875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-49.2172241211" calcext:value-type="float">
            <text:p>-49.217224121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.4689189966" calcext:value-type="float">
            <text:p>28.4689189966</text:p>
          </table:table-cell>
          <table:table-cell office:value-type="float" office:value="42.4682617188" calcext:value-type="float">
            <text:p>42.4682617188</text:p>
          </table:table-cell>
          <table:table-cell office:value-type="float" office:value="23.0285644531" calcext:value-type="float">
            <text:p>23.02856445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74" calcext:value-type="float">
            <text:p>1603466145.7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46.9970703125" calcext:value-type="float">
            <text:p>-46.99707031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6966525377" calcext:value-type="float">
            <text:p>29.6966525377</text:p>
          </table:table-cell>
          <table:table-cell office:value-type="float" office:value="38.28125" calcext:value-type="float">
            <text:p>38.28125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79" calcext:value-type="float">
            <text:p>1603466145.79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0693359375" calcext:value-type="float">
            <text:p>-0.0693359375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-43.5256958008" calcext:value-type="float">
            <text:p>-43.525695800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.1660691793" calcext:value-type="float">
            <text:p>28.1660691793</text:p>
          </table:table-cell>
          <table:table-cell office:value-type="float" office:value="37.9821777344" calcext:value-type="float">
            <text:p>37.9821777344</text:p>
          </table:table-cell>
          <table:table-cell office:value-type="float" office:value="20.3369140625" calcext:value-type="float">
            <text:p>20.336914062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84" calcext:value-type="float">
            <text:p>1603466145.8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-0.054931640625" calcext:value-type="float">
            <text:p>-0.0549316406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-53.8635253906" calcext:value-type="float">
            <text:p>-53.863525390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.6965695644" calcext:value-type="float">
            <text:p>31.6965695644</text:p>
          </table:table-cell>
          <table:table-cell office:value-type="float" office:value="37.5335693359" calcext:value-type="float">
            <text:p>37.5335693359</text:p>
          </table:table-cell>
          <table:table-cell office:value-type="float" office:value="23.1781005859" calcext:value-type="float">
            <text:p>23.178100585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5.9" calcext:value-type="float">
            <text:p>1603466145.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145263671875" calcext:value-type="float">
            <text:p>-0.14526367187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-61.7752075195" calcext:value-type="float">
            <text:p>-61.775207519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.3528738643" calcext:value-type="float">
            <text:p>32.3528738643</text:p>
          </table:table-cell>
          <table:table-cell office:value-type="float" office:value="37.5335693359" calcext:value-type="float">
            <text:p>37.5335693359</text:p>
          </table:table-cell>
          <table:table-cell office:value-type="float" office:value="23.7762451172" calcext:value-type="float">
            <text:p>23.776245117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5.95" calcext:value-type="float">
            <text:p>1603466145.95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18" calcext:value-type="float">
            <text:p>118</text:p>
          </table:table-cell>
          <table:table-cell office:value-type="float" office:value="-0.5" calcext:value-type="float">
            <text:p>-0.5</text:p>
          </table:table-cell>
          <table:table-cell office:value-type="float" office:value="0.09814453125" calcext:value-type="float">
            <text:p>0.0981445312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-75.7751464844" calcext:value-type="float">
            <text:p>-75.775146484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.6607510966" calcext:value-type="float">
            <text:p>31.6607510966</text:p>
          </table:table-cell>
          <table:table-cell office:value-type="float" office:value="35.888671875" calcext:value-type="float">
            <text:p>35.888671875</text:p>
          </table:table-cell>
          <table:table-cell office:value-type="float" office:value="22.1313476562" calcext:value-type="float">
            <text:p>22.131347656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6.01" calcext:value-type="float">
            <text:p>1603466146.0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21" calcext:value-type="float">
            <text:p>121</text:p>
          </table:table-cell>
          <table:table-cell office:value-type="float" office:value="-0.5" calcext:value-type="float">
            <text:p>-0.5</text:p>
          </table:table-cell>
          <table:table-cell office:value-type="float" office:value="0.019287109375" calcext:value-type="float">
            <text:p>0.01928710937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-89.6987915039" calcext:value-type="float">
            <text:p>-89.698791503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.7731422937" calcext:value-type="float">
            <text:p>34.7731422937</text:p>
          </table:table-cell>
          <table:table-cell office:value-type="float" office:value="34.2437744141" calcext:value-type="float">
            <text:p>34.2437744141</text:p>
          </table:table-cell>
          <table:table-cell office:value-type="float" office:value="23.7762451172" calcext:value-type="float">
            <text:p>23.776245117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06" calcext:value-type="float">
            <text:p>1603466146.0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20" calcext:value-type="float">
            <text:p>120</text:p>
          </table:table-cell>
          <table:table-cell office:value-type="float" office:value="-0.5" calcext:value-type="float">
            <text:p>-0.5</text:p>
          </table:table-cell>
          <table:table-cell office:value-type="float" office:value="0.27294921875" calcext:value-type="float">
            <text:p>0.27294921875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-101.860046387" calcext:value-type="float">
            <text:p>-101.86004638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3.8112000717" calcext:value-type="float">
            <text:p>33.8112000717</text:p>
          </table:table-cell>
          <table:table-cell office:value-type="float" office:value="32.5988769531" calcext:value-type="float">
            <text:p>32.5988769531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11" calcext:value-type="float">
            <text:p>1603466146.1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32080078125" calcext:value-type="float">
            <text:p>0.32080078125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-120.43762207" calcext:value-type="float">
            <text:p>-120.4376220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.333597517" calcext:value-type="float">
            <text:p>35.333597517</text:p>
          </table:table-cell>
          <table:table-cell office:value-type="float" office:value="31.8511962891" calcext:value-type="float">
            <text:p>31.8511962891</text:p>
          </table:table-cell>
          <table:table-cell office:value-type="float" office:value="22.5799560547" calcext:value-type="float">
            <text:p>22.579956054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16" calcext:value-type="float">
            <text:p>1603466146.1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106" calcext:value-type="float">
            <text:p>106</text:p>
          </table:table-cell>
          <table:table-cell office:value-type="float" office:value="-0.5" calcext:value-type="float">
            <text:p>-0.5</text:p>
          </table:table-cell>
          <table:table-cell office:value-type="float" office:value="0.26513671875" calcext:value-type="float">
            <text:p>0.26513671875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-134.948730469" calcext:value-type="float">
            <text:p>-134.94873046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8.4704640012" calcext:value-type="float">
            <text:p>38.4704640012</text:p>
          </table:table-cell>
          <table:table-cell office:value-type="float" office:value="27.6641845703" calcext:value-type="float">
            <text:p>27.6641845703</text:p>
          </table:table-cell>
          <table:table-cell office:value-type="float" office:value="21.9818115234" calcext:value-type="float">
            <text:p>21.981811523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22" calcext:value-type="float">
            <text:p>1603466146.22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100" calcext:value-type="float">
            <text:p>100</text:p>
          </table:table-cell>
          <table:table-cell office:value-type="float" office:value="-0.5" calcext:value-type="float">
            <text:p>-0.5</text:p>
          </table:table-cell>
          <table:table-cell office:value-type="float" office:value="-0.24560546875" calcext:value-type="float">
            <text:p>-0.24560546875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-144.844055176" calcext:value-type="float">
            <text:p>-144.84405517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.1339316271" calcext:value-type="float">
            <text:p>37.1339316271</text:p>
          </table:table-cell>
          <table:table-cell office:value-type="float" office:value="25.8697509766" calcext:value-type="float">
            <text:p>25.8697509766</text:p>
          </table:table-cell>
          <table:table-cell office:value-type="float" office:value="19.5892333984" calcext:value-type="float">
            <text:p>19.589233398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27" calcext:value-type="float">
            <text:p>1603466146.27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95" calcext:value-type="float">
            <text:p>95</text:p>
          </table:table-cell>
          <table:table-cell office:value-type="float" office:value="-0.5" calcext:value-type="float">
            <text:p>-0.5</text:p>
          </table:table-cell>
          <table:table-cell office:value-type="float" office:value="0.120849609375" calcext:value-type="float">
            <text:p>0.120849609375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51.931762695" calcext:value-type="float">
            <text:p>-151.93176269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.5074185201" calcext:value-type="float">
            <text:p>40.5074185201</text:p>
          </table:table-cell>
          <table:table-cell office:value-type="float" office:value="22.5799560547" calcext:value-type="float">
            <text:p>22.5799560547</text:p>
          </table:table-cell>
          <table:table-cell office:value-type="float" office:value="19.2901611328" calcext:value-type="float">
            <text:p>19.290161132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33" calcext:value-type="float">
            <text:p>1603466146.33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86" calcext:value-type="float">
            <text:p>86</text:p>
          </table:table-cell>
          <table:table-cell office:value-type="float" office:value="-0.5" calcext:value-type="float">
            <text:p>-0.5</text:p>
          </table:table-cell>
          <table:table-cell office:value-type="float" office:value="0.1474609375" calcext:value-type="float">
            <text:p>0.147460937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-155.174255371" calcext:value-type="float">
            <text:p>-155.17425537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4173942435" calcext:value-type="float">
            <text:p>39.4173942435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17.9443359375" calcext:value-type="float">
            <text:p>17.944335937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38" calcext:value-type="float">
            <text:p>1603466146.38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78" calcext:value-type="float">
            <text:p>78</text:p>
          </table:table-cell>
          <table:table-cell office:value-type="float" office:value="-0.5" calcext:value-type="float">
            <text:p>-0.5</text:p>
          </table:table-cell>
          <table:table-cell office:value-type="float" office:value="-0.40380859375" calcext:value-type="float">
            <text:p>-0.4038085937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-143.539428711" calcext:value-type="float">
            <text:p>-143.53942871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.7689900996" calcext:value-type="float">
            <text:p>41.7689900996</text:p>
          </table:table-cell>
          <table:table-cell office:value-type="float" office:value="19.5892333984" calcext:value-type="float">
            <text:p>19.5892333984</text:p>
          </table:table-cell>
          <table:table-cell office:value-type="float" office:value="17.4957275391" calcext:value-type="float">
            <text:p>17.495727539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43" calcext:value-type="float">
            <text:p>1603466146.43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246337890625" calcext:value-type="float">
            <text:p>0.24633789062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-153.114318848" calcext:value-type="float">
            <text:p>-153.11431884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.0277597622" calcext:value-type="float">
            <text:p>34.0277597622</text:p>
          </table:table-cell>
          <table:table-cell office:value-type="float" office:value="17.4957275391" calcext:value-type="float">
            <text:p>17.4957275391</text:p>
          </table:table-cell>
          <table:table-cell office:value-type="float" office:value="11.8133544922" calcext:value-type="float">
            <text:p>11.813354492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49" calcext:value-type="float">
            <text:p>1603466146.49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083740234375" calcext:value-type="float">
            <text:p>-0.0837402343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56.448364258" calcext:value-type="float">
            <text:p>-156.44836425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.3777027713" calcext:value-type="float">
            <text:p>27.3777027713</text:p>
          </table:table-cell>
          <table:table-cell office:value-type="float" office:value="16.748046875" calcext:value-type="float">
            <text:p>16.748046875</text:p>
          </table:table-cell>
          <table:table-cell office:value-type="float" office:value="8.67309570312" calcext:value-type="float">
            <text:p>8.6730957031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54" calcext:value-type="float">
            <text:p>1603466146.54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104736328125" calcext:value-type="float">
            <text:p>0.104736328125</text:p>
          </table:table-cell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-150.428771973" calcext:value-type="float">
            <text:p>-150.42877197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.4590240815" calcext:value-type="float">
            <text:p>23.4590240815</text:p>
          </table:table-cell>
          <table:table-cell office:value-type="float" office:value="15.8508300781" calcext:value-type="float">
            <text:p>15.8508300781</text:p>
          </table:table-cell>
          <table:table-cell office:value-type="float" office:value="6.87866210938" calcext:value-type="float">
            <text:p>6.8786621093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6" calcext:value-type="float">
            <text:p>1603466146.6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35009765625" calcext:value-type="float">
            <text:p>0.35009765625</text:p>
          </table:table-cell>
          <table:table-cell office:value-type="float" office:value="32" calcext:value-type="float">
            <text:p>32</text:p>
          </table:table-cell>
          <table:table-cell office:value-type="float" office:value="-22" calcext:value-type="float">
            <text:p>-2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47.605895996" calcext:value-type="float">
            <text:p>-147.60589599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.5001667666" calcext:value-type="float">
            <text:p>14.5001667666</text:p>
          </table:table-cell>
          <table:table-cell office:value-type="float" office:value="17.3461914062" calcext:value-type="float">
            <text:p>17.3461914062</text:p>
          </table:table-cell>
          <table:table-cell office:value-type="float" office:value="4.48608398438" calcext:value-type="float">
            <text:p>4.4860839843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6.65" calcext:value-type="float">
            <text:p>1603466146.65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 office:value-type="float" office:value="0.145751953125" calcext:value-type="float">
            <text:p>0.145751953125</text:p>
          </table:table-cell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-119.354248047" calcext:value-type="float">
            <text:p>-119.35424804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.95062668795" calcext:value-type="float">
            <text:p>9.95062668795</text:p>
          </table:table-cell>
          <table:table-cell office:value-type="float" office:value="17.0471191406" calcext:value-type="float">
            <text:p>17.0471191406</text:p>
          </table:table-cell>
          <table:table-cell office:value-type="float" office:value="2.99072265625" calcext:value-type="float">
            <text:p>2.9907226562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71" calcext:value-type="float">
            <text:p>1603466146.71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52" calcext:value-type="float">
            <text:p>52</text:p>
          </table:table-cell>
          <table:table-cell office:value-type="float" office:value="-1.5" calcext:value-type="float">
            <text:p>-1.5</text:p>
          </table:table-cell>
          <table:table-cell office:value-type="float" office:value="0.105712890625" calcext:value-type="float">
            <text:p>0.105712890625</text:p>
          </table:table-cell>
          <table:table-cell office:value-type="float" office:value="33" calcext:value-type="float">
            <text:p>33</text:p>
          </table:table-cell>
          <table:table-cell office:value-type="float" office:value="-43" calcext:value-type="float">
            <text:p>-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29.943847656" calcext:value-type="float">
            <text:p>-129.94384765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8.958373324" calcext:value-type="float">
            <text:p>358.958373324</text:p>
          </table:table-cell>
          <table:table-cell office:value-type="float" office:value="16.4489746094" calcext:value-type="float">
            <text:p>16.4489746094</text:p>
          </table:table-cell>
          <table:table-cell office:value-type="float" office:value="-0.299072265625" calcext:value-type="float">
            <text:p>-0.29907226562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76" calcext:value-type="float">
            <text:p>1603466146.7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0654296875" calcext:value-type="float">
            <text:p>0.0654296875</text:p>
          </table:table-cell>
          <table:table-cell office:value-type="float" office:value="34" calcext:value-type="float">
            <text:p>34</text:p>
          </table:table-cell>
          <table:table-cell office:value-type="float" office:value="-55" calcext:value-type="float">
            <text:p>-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15.386962891" calcext:value-type="float">
            <text:p>-115.38696289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8.310630825" calcext:value-type="float">
            <text:p>348.310630825</text:p>
          </table:table-cell>
          <table:table-cell office:value-type="float" office:value="17.3461914062" calcext:value-type="float">
            <text:p>17.3461914062</text:p>
          </table:table-cell>
          <table:table-cell office:value-type="float" office:value="-3.5888671875" calcext:value-type="float">
            <text:p>-3.588867187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81" calcext:value-type="float">
            <text:p>1603466146.81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48" calcext:value-type="float">
            <text:p>48</text:p>
          </table:table-cell>
          <table:table-cell office:value-type="float" office:value="-1.5" calcext:value-type="float">
            <text:p>-1.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34" calcext:value-type="float">
            <text:p>34</text:p>
          </table:table-cell>
          <table:table-cell office:value-type="float" office:value="-60" calcext:value-type="float">
            <text:p>-6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112.62512207" calcext:value-type="float">
            <text:p>-112.6251220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3.551391873" calcext:value-type="float">
            <text:p>343.551391873</text:p>
          </table:table-cell>
          <table:table-cell office:value-type="float" office:value="15.7012939453" calcext:value-type="float">
            <text:p>15.7012939453</text:p>
          </table:table-cell>
          <table:table-cell office:value-type="float" office:value="-4.63562011719" calcext:value-type="float">
            <text:p>-4.6356201171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86" calcext:value-type="float">
            <text:p>1603466146.86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47" calcext:value-type="float">
            <text:p>47</text:p>
          </table:table-cell>
          <table:table-cell office:value-type="float" office:value="-1.5" calcext:value-type="float">
            <text:p>-1.5</text:p>
          </table:table-cell>
          <table:table-cell office:value-type="float" office:value="0.14501953125" calcext:value-type="float">
            <text:p>0.14501953125</text:p>
          </table:table-cell>
          <table:table-cell office:value-type="float" office:value="35" calcext:value-type="float">
            <text:p>35</text:p>
          </table:table-cell>
          <table:table-cell office:value-type="float" office:value="-61" calcext:value-type="float">
            <text:p>-6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-114.196777344" calcext:value-type="float">
            <text:p>-114.19677734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0.709953781" calcext:value-type="float">
            <text:p>340.709953781</text:p>
          </table:table-cell>
          <table:table-cell office:value-type="float" office:value="17.9443359375" calcext:value-type="float">
            <text:p>17.9443359375</text:p>
          </table:table-cell>
          <table:table-cell office:value-type="float" office:value="-6.28051757812" calcext:value-type="float">
            <text:p>-6.2805175781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6.92" calcext:value-type="float">
            <text:p>1603466146.92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24560546875" calcext:value-type="float">
            <text:p>-0.24560546875</text:p>
          </table:table-cell>
          <table:table-cell office:value-type="float" office:value="36" calcext:value-type="float">
            <text:p>36</text:p>
          </table:table-cell>
          <table:table-cell office:value-type="float" office:value="-62" calcext:value-type="float">
            <text:p>-6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108.352661133" calcext:value-type="float">
            <text:p>-108.3526611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2.645975364" calcext:value-type="float">
            <text:p>342.645975364</text:p>
          </table:table-cell>
          <table:table-cell office:value-type="float" office:value="19.140625" calcext:value-type="float">
            <text:p>19.140625</text:p>
          </table:table-cell>
          <table:table-cell office:value-type="float" office:value="-5.9814453125" calcext:value-type="float">
            <text:p>-5.9814453125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6.97" calcext:value-type="float">
            <text:p>1603466146.97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43" calcext:value-type="float">
            <text:p>43</text:p>
          </table:table-cell>
          <table:table-cell office:value-type="float" office:value="-1.5" calcext:value-type="float">
            <text:p>-1.5</text:p>
          </table:table-cell>
          <table:table-cell office:value-type="float" office:value="0.068115234375" calcext:value-type="float">
            <text:p>0.068115234375</text:p>
          </table:table-cell>
          <table:table-cell office:value-type="float" office:value="36" calcext:value-type="float">
            <text:p>36</text:p>
          </table:table-cell>
          <table:table-cell office:value-type="float" office:value="-61" calcext:value-type="float">
            <text:p>-6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110.450744629" calcext:value-type="float">
            <text:p>-110.4507446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8.334041277" calcext:value-type="float">
            <text:p>338.334041277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-8.67309570312" calcext:value-type="float">
            <text:p>-8.67309570312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02" calcext:value-type="float">
            <text:p>1603466147.02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065673828125" calcext:value-type="float">
            <text:p>0.065673828125</text:p>
          </table:table-cell>
          <table:table-cell office:value-type="float" office:value="37" calcext:value-type="float">
            <text:p>37</text:p>
          </table:table-cell>
          <table:table-cell office:value-type="float" office:value="-60" calcext:value-type="float">
            <text:p>-6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90.8584594727" calcext:value-type="float">
            <text:p>-90.85845947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8.334041277" calcext:value-type="float">
            <text:p>338.334041277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-8.67309570312" calcext:value-type="float">
            <text:p>-8.6730957031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08" calcext:value-type="float">
            <text:p>1603466147.08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075439453125" calcext:value-type="float">
            <text:p>-0.075439453125</text:p>
          </table:table-cell>
          <table:table-cell office:value-type="float" office:value="38" calcext:value-type="float">
            <text:p>38</text:p>
          </table:table-cell>
          <table:table-cell office:value-type="float" office:value="-58" calcext:value-type="float">
            <text:p>-5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-110.176086426" calcext:value-type="float">
            <text:p>-110.17608642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2.801872051" calcext:value-type="float">
            <text:p>332.801872051</text:p>
          </table:table-cell>
          <table:table-cell office:value-type="float" office:value="21.533203125" calcext:value-type="float">
            <text:p>21.533203125</text:p>
          </table:table-cell>
          <table:table-cell office:value-type="float" office:value="-11.0656738281" calcext:value-type="float">
            <text:p>-11.065673828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13" calcext:value-type="float">
            <text:p>1603466147.13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-1.5" calcext:value-type="float">
            <text:p>-1.5</text:p>
          </table:table-cell>
          <table:table-cell office:value-type="float" office:value="0.242919921875" calcext:value-type="float">
            <text:p>0.242919921875</text:p>
          </table:table-cell>
          <table:table-cell office:value-type="float" office:value="38" calcext:value-type="float">
            <text:p>38</text:p>
          </table:table-cell>
          <table:table-cell office:value-type="float" office:value="-56" calcext:value-type="float">
            <text:p>-5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-97.1069335938" calcext:value-type="float">
            <text:p>-97.106933593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0.708637829" calcext:value-type="float">
            <text:p>330.708637829</text:p>
          </table:table-cell>
          <table:table-cell office:value-type="float" office:value="24.5239257812" calcext:value-type="float">
            <text:p>24.5239257812</text:p>
          </table:table-cell>
          <table:table-cell office:value-type="float" office:value="-13.7573242188" calcext:value-type="float">
            <text:p>-13.757324218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19" calcext:value-type="float">
            <text:p>1603466147.19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163818359375" calcext:value-type="float">
            <text:p>0.163818359375</text:p>
          </table:table-cell>
          <table:table-cell office:value-type="float" office:value="39" calcext:value-type="float">
            <text:p>39</text:p>
          </table:table-cell>
          <table:table-cell office:value-type="float" office:value="-54" calcext:value-type="float">
            <text:p>-5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-84.5108032227" calcext:value-type="float">
            <text:p>-84.51080322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2.916449136" calcext:value-type="float">
            <text:p>332.916449136</text:p>
          </table:table-cell>
          <table:table-cell office:value-type="float" office:value="26.318359375" calcext:value-type="float">
            <text:p>26.318359375</text:p>
          </table:table-cell>
          <table:table-cell office:value-type="float" office:value="-13.4582519531" calcext:value-type="float">
            <text:p>-13.458251953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24" calcext:value-type="float">
            <text:p>1603466147.24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47" calcext:value-type="float">
            <text:p>47</text:p>
          </table:table-cell>
          <table:table-cell office:value-type="float" office:value="-1.5" calcext:value-type="float">
            <text:p>-1.5</text:p>
          </table:table-cell>
          <table:table-cell office:value-type="float" office:value="-0.269775390625" calcext:value-type="float">
            <text:p>-0.269775390625</text:p>
          </table:table-cell>
          <table:table-cell office:value-type="float" office:value="39" calcext:value-type="float">
            <text:p>39</text:p>
          </table:table-cell>
          <table:table-cell office:value-type="float" office:value="-52" calcext:value-type="float">
            <text:p>-5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-80.7571411133" calcext:value-type="float">
            <text:p>-80.75714111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5.55604522" calcext:value-type="float">
            <text:p>335.55604522</text:p>
          </table:table-cell>
          <table:table-cell office:value-type="float" office:value="29.6081542969" calcext:value-type="float">
            <text:p>29.6081542969</text:p>
          </table:table-cell>
          <table:table-cell office:value-type="float" office:value="-13.4582519531" calcext:value-type="float">
            <text:p>-13.458251953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3" calcext:value-type="float">
            <text:p>1603466147.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04443359375" calcext:value-type="float">
            <text:p>-0.04443359375</text:p>
          </table:table-cell>
          <table:table-cell office:value-type="float" office:value="40" calcext:value-type="float">
            <text:p>40</text:p>
          </table:table-cell>
          <table:table-cell office:value-type="float" office:value="-50" calcext:value-type="float">
            <text:p>-5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71.6934204102" calcext:value-type="float">
            <text:p>-71.693420410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3.090489369" calcext:value-type="float">
            <text:p>333.090489369</text:p>
          </table:table-cell>
          <table:table-cell office:value-type="float" office:value="29.7576904297" calcext:value-type="float">
            <text:p>29.7576904297</text:p>
          </table:table-cell>
          <table:table-cell office:value-type="float" office:value="-15.1031494141" calcext:value-type="float">
            <text:p>-15.103149414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35" calcext:value-type="float">
            <text:p>1603466147.35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61" calcext:value-type="float">
            <text:p>61</text:p>
          </table:table-cell>
          <table:table-cell office:value-type="float" office:value="-1.5" calcext:value-type="float">
            <text:p>-1.5</text:p>
          </table:table-cell>
          <table:table-cell office:value-type="float" office:value="-0.0751953125" calcext:value-type="float">
            <text:p>-0.0751953125</text:p>
          </table:table-cell>
          <table:table-cell office:value-type="float" office:value="40" calcext:value-type="float">
            <text:p>40</text:p>
          </table:table-cell>
          <table:table-cell office:value-type="float" office:value="-42" calcext:value-type="float">
            <text:p>-4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51.8417358398" calcext:value-type="float">
            <text:p>-51.841735839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0.505044182" calcext:value-type="float">
            <text:p>330.505044182</text:p>
          </table:table-cell>
          <table:table-cell office:value-type="float" office:value="29.6081542969" calcext:value-type="float">
            <text:p>29.6081542969</text:p>
          </table:table-cell>
          <table:table-cell office:value-type="float" office:value="-16.748046875" calcext:value-type="float">
            <text:p>-16.74804687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4" calcext:value-type="float">
            <text:p>1603466147.4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68" calcext:value-type="float">
            <text:p>68</text:p>
          </table:table-cell>
          <table:table-cell office:value-type="float" office:value="-1.5" calcext:value-type="float">
            <text:p>-1.5</text:p>
          </table:table-cell>
          <table:table-cell office:value-type="float" office:value="-0.048583984375" calcext:value-type="float">
            <text:p>-0.04858398437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48.5458374023" calcext:value-type="float">
            <text:p>-48.545837402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0.468339652" calcext:value-type="float">
            <text:p>330.468339652</text:p>
          </table:table-cell>
          <table:table-cell office:value-type="float" office:value="30.3558349609" calcext:value-type="float">
            <text:p>30.3558349609</text:p>
          </table:table-cell>
          <table:table-cell office:value-type="float" office:value="-17.1966552734" calcext:value-type="float">
            <text:p>-17.196655273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46" calcext:value-type="float">
            <text:p>1603466147.4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120849609375" calcext:value-type="float">
            <text:p>-0.120849609375</text:p>
          </table:table-cell>
          <table:table-cell office:value-type="float" office:value="41" calcext:value-type="float">
            <text:p>41</text:p>
          </table:table-cell>
          <table:table-cell office:value-type="float" office:value="-26" calcext:value-type="float">
            <text:p>-26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-40.8325195312" calcext:value-type="float">
            <text:p>-40.832519531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1.178683616" calcext:value-type="float">
            <text:p>331.178683616</text:p>
          </table:table-cell>
          <table:table-cell office:value-type="float" office:value="31.2530517578" calcext:value-type="float">
            <text:p>31.2530517578</text:p>
          </table:table-cell>
          <table:table-cell office:value-type="float" office:value="-17.1966552734" calcext:value-type="float">
            <text:p>-17.196655273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51" calcext:value-type="float">
            <text:p>1603466147.51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04248046875" calcext:value-type="float">
            <text:p>-0.04248046875</text:p>
          </table:table-cell>
          <table:table-cell office:value-type="float" office:value="41" calcext:value-type="float">
            <text:p>41</text:p>
          </table:table-cell>
          <table:table-cell office:value-type="float" office:value="-18" calcext:value-type="float">
            <text:p>-1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-33.2565307617" calcext:value-type="float">
            <text:p>-33.256530761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3.225075111" calcext:value-type="float">
            <text:p>333.225075111</text:p>
          </table:table-cell>
          <table:table-cell office:value-type="float" office:value="32.5988769531" calcext:value-type="float">
            <text:p>32.5988769531</text:p>
          </table:table-cell>
          <table:table-cell office:value-type="float" office:value="-16.4489746094" calcext:value-type="float">
            <text:p>-16.448974609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56" calcext:value-type="float">
            <text:p>1603466147.5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-0.064453125" calcext:value-type="float">
            <text:p>-0.064453125</text:p>
          </table:table-cell>
          <table:table-cell office:value-type="float" office:value="41" calcext:value-type="float">
            <text:p>41</text:p>
          </table:table-cell>
          <table:table-cell office:value-type="float" office:value="-10" calcext:value-type="float">
            <text:p>-1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-44.9066162109" calcext:value-type="float">
            <text:p>-44.906616210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3.232491081" calcext:value-type="float">
            <text:p>333.232491081</text:p>
          </table:table-cell>
          <table:table-cell office:value-type="float" office:value="33.7951660156" calcext:value-type="float">
            <text:p>33.7951660156</text:p>
          </table:table-cell>
          <table:table-cell office:value-type="float" office:value="-17.0471191406" calcext:value-type="float">
            <text:p>-17.0471191406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62" calcext:value-type="float">
            <text:p>1603466147.62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-0.04443359375" calcext:value-type="float">
            <text:p>-0.0444335937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-54.4738769531" calcext:value-type="float">
            <text:p>-54.473876953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3.228849786" calcext:value-type="float">
            <text:p>333.228849786</text:p>
          </table:table-cell>
          <table:table-cell office:value-type="float" office:value="33.1970214844" calcext:value-type="float">
            <text:p>33.1970214844</text:p>
          </table:table-cell>
          <table:table-cell office:value-type="float" office:value="-16.748046875" calcext:value-type="float">
            <text:p>-16.74804687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67" calcext:value-type="float">
            <text:p>1603466147.67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050537109375" calcext:value-type="float">
            <text:p>0.05053710937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-68.6187744141" calcext:value-type="float">
            <text:p>-68.618774414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.736135401" calcext:value-type="float">
            <text:p>330.736135401</text:p>
          </table:table-cell>
          <table:table-cell office:value-type="float" office:value="34.6923828125" calcext:value-type="float">
            <text:p>34.6923828125</text:p>
          </table:table-cell>
          <table:table-cell office:value-type="float" office:value="-19.4396972656" calcext:value-type="float">
            <text:p>-19.439697265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72" calcext:value-type="float">
            <text:p>1603466147.72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129" calcext:value-type="float">
            <text:p>129</text:p>
          </table:table-cell>
          <table:table-cell office:value-type="float" office:value="-0.5" calcext:value-type="float">
            <text:p>-0.5</text:p>
          </table:table-cell>
          <table:table-cell office:value-type="float" office:value="0.152099609375" calcext:value-type="float">
            <text:p>0.15209960937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-72.75390625" calcext:value-type="float">
            <text:p>-72.7539062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5.733211567" calcext:value-type="float">
            <text:p>335.733211567</text:p>
          </table:table-cell>
          <table:table-cell office:value-type="float" office:value="36.4868164062" calcext:value-type="float">
            <text:p>36.4868164062</text:p>
          </table:table-cell>
          <table:table-cell office:value-type="float" office:value="-16.4489746094" calcext:value-type="float">
            <text:p>-16.448974609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78" calcext:value-type="float">
            <text:p>1603466147.78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26" calcext:value-type="float">
            <text:p>126</text:p>
          </table:table-cell>
          <table:table-cell office:value-type="float" office:value="-0.5" calcext:value-type="float">
            <text:p>-0.5</text:p>
          </table:table-cell>
          <table:table-cell office:value-type="float" office:value="-0.066162109375" calcext:value-type="float">
            <text:p>-0.06616210937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95.8023071289" calcext:value-type="float">
            <text:p>-95.802307128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5.762763912" calcext:value-type="float">
            <text:p>335.762763912</text:p>
          </table:table-cell>
          <table:table-cell office:value-type="float" office:value="37.5335693359" calcext:value-type="float">
            <text:p>37.5335693359</text:p>
          </table:table-cell>
          <table:table-cell office:value-type="float" office:value="-16.8975830078" calcext:value-type="float">
            <text:p>-16.897583007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7.83" calcext:value-type="float">
            <text:p>1603466147.8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0.20751953125" calcext:value-type="float">
            <text:p>-0.207519531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07.894897461" calcext:value-type="float">
            <text:p>-107.89489746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8.454210524" calcext:value-type="float">
            <text:p>338.454210524</text:p>
          </table:table-cell>
          <table:table-cell office:value-type="float" office:value="40.5242919922" calcext:value-type="float">
            <text:p>40.5242919922</text:p>
          </table:table-cell>
          <table:table-cell office:value-type="float" office:value="-16.0003662109" calcext:value-type="float">
            <text:p>-16.000366210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7.88" calcext:value-type="float">
            <text:p>1603466147.88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118" calcext:value-type="float">
            <text:p>118</text:p>
          </table:table-cell>
          <table:table-cell office:value-type="float" office:value="-0.5" calcext:value-type="float">
            <text:p>-0.5</text:p>
          </table:table-cell>
          <table:table-cell office:value-type="float" office:value="-0.117431640625" calcext:value-type="float">
            <text:p>-0.1174316406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-125.65612793" calcext:value-type="float">
            <text:p>-125.6561279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0.144785631" calcext:value-type="float">
            <text:p>340.144785631</text:p>
          </table:table-cell>
          <table:table-cell office:value-type="float" office:value="43.06640625" calcext:value-type="float">
            <text:p>43.06640625</text:p>
          </table:table-cell>
          <table:table-cell office:value-type="float" office:value="-15.5517578125" calcext:value-type="float">
            <text:p>-15.551757812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7.94" calcext:value-type="float">
            <text:p>1603466147.94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115" calcext:value-type="float">
            <text:p>115</text:p>
          </table:table-cell>
          <table:table-cell office:value-type="float" office:value="-0.5" calcext:value-type="float">
            <text:p>-0.5</text:p>
          </table:table-cell>
          <table:table-cell office:value-type="float" office:value="-0.13671875" calcext:value-type="float">
            <text:p>-0.1367187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38.137817383" calcext:value-type="float">
            <text:p>-138.13781738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9.227745318" calcext:value-type="float">
            <text:p>339.227745318</text:p>
          </table:table-cell>
          <table:table-cell office:value-type="float" office:value="43.3654785156" calcext:value-type="float">
            <text:p>43.3654785156</text:p>
          </table:table-cell>
          <table:table-cell office:value-type="float" office:value="-16.4489746094" calcext:value-type="float">
            <text:p>-16.448974609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7.99" calcext:value-type="float">
            <text:p>1603466147.99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664794921875" calcext:value-type="float">
            <text:p>0.66479492187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-149.017333984" calcext:value-type="float">
            <text:p>-149.01733398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2.115955156" calcext:value-type="float">
            <text:p>342.115955156</text:p>
          </table:table-cell>
          <table:table-cell office:value-type="float" office:value="46.8048095703" calcext:value-type="float">
            <text:p>46.8048095703</text:p>
          </table:table-cell>
          <table:table-cell office:value-type="float" office:value="-15.1031494141" calcext:value-type="float">
            <text:p>-15.103149414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05" calcext:value-type="float">
            <text:p>1603466148.05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4912109375" calcext:value-type="float">
            <text:p>-0.491210937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-146.949768066" calcext:value-type="float">
            <text:p>-146.94976806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3.810793743" calcext:value-type="float">
            <text:p>343.810793743</text:p>
          </table:table-cell>
          <table:table-cell office:value-type="float" office:value="46.3562011719" calcext:value-type="float">
            <text:p>46.3562011719</text:p>
          </table:table-cell>
          <table:table-cell office:value-type="float" office:value="-13.4582519531" calcext:value-type="float">
            <text:p>-13.458251953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1" calcext:value-type="float">
            <text:p>1603466148.1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-132.331848145" calcext:value-type="float">
            <text:p>-132.33184814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48.163224632" calcext:value-type="float">
            <text:p>348.163224632</text:p>
          </table:table-cell>
          <table:table-cell office:value-type="float" office:value="49.9450683594" calcext:value-type="float">
            <text:p>49.9450683594</text:p>
          </table:table-cell>
          <table:table-cell office:value-type="float" office:value="-10.4675292969" calcext:value-type="float">
            <text:p>-10.4675292969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8.16" calcext:value-type="float">
            <text:p>1603466148.16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90" calcext:value-type="float">
            <text:p>90</text:p>
          </table:table-cell>
          <table:table-cell office:value-type="float" office:value="-0.5" calcext:value-type="float">
            <text:p>-0.5</text:p>
          </table:table-cell>
          <table:table-cell office:value-type="float" office:value="0.080322265625" calcext:value-type="float">
            <text:p>0.08032226562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55.906677246" calcext:value-type="float">
            <text:p>-155.90667724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1.094444797" calcext:value-type="float">
            <text:p>351.094444797</text:p>
          </table:table-cell>
          <table:table-cell office:value-type="float" office:value="52.4871826172" calcext:value-type="float">
            <text:p>52.4871826172</text:p>
          </table:table-cell>
          <table:table-cell office:value-type="float" office:value="-8.22448730469" calcext:value-type="float">
            <text:p>-8.22448730469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21" calcext:value-type="float">
            <text:p>1603466148.21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83" calcext:value-type="float">
            <text:p>83</text:p>
          </table:table-cell>
          <table:table-cell office:value-type="float" office:value="-0.5" calcext:value-type="float">
            <text:p>-0.5</text:p>
          </table:table-cell>
          <table:table-cell office:value-type="float" office:value="0.093505859375" calcext:value-type="float">
            <text:p>0.09350585937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-139.90020752" calcext:value-type="float">
            <text:p>-139.9002075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3.131913676" calcext:value-type="float">
            <text:p>353.131913676</text:p>
          </table:table-cell>
          <table:table-cell office:value-type="float" office:value="53.3843994141" calcext:value-type="float">
            <text:p>53.3843994141</text:p>
          </table:table-cell>
          <table:table-cell office:value-type="float" office:value="-6.43005371094" calcext:value-type="float">
            <text:p>-6.4300537109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26" calcext:value-type="float">
            <text:p>1603466148.26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80" calcext:value-type="float">
            <text:p>80</text:p>
          </table:table-cell>
          <table:table-cell office:value-type="float" office:value="-0.5" calcext:value-type="float">
            <text:p>-0.5</text:p>
          </table:table-cell>
          <table:table-cell office:value-type="float" office:value="-0.094970703125" calcext:value-type="float">
            <text:p>-0.09497070312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-141.586303711" calcext:value-type="float">
            <text:p>-141.58630371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6.001957901" calcext:value-type="float">
            <text:p>356.001957901</text:p>
          </table:table-cell>
          <table:table-cell office:value-type="float" office:value="55.6274414062" calcext:value-type="float">
            <text:p>55.6274414062</text:p>
          </table:table-cell>
          <table:table-cell office:value-type="float" office:value="-3.88793945312" calcext:value-type="float">
            <text:p>-3.88793945312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32" calcext:value-type="float">
            <text:p>1603466148.32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76" calcext:value-type="float">
            <text:p>76</text:p>
          </table:table-cell>
          <table:table-cell office:value-type="float" office:value="-0.5" calcext:value-type="float">
            <text:p>-0.5</text:p>
          </table:table-cell>
          <table:table-cell office:value-type="float" office:value="-0.328857421875" calcext:value-type="float">
            <text:p>-0.328857421875</text:p>
          </table:table-cell>
          <table:table-cell office:value-type="float" office:value="52" calcext:value-type="float">
            <text:p>52</text:p>
          </table:table-cell>
          <table:table-cell office:value-type="float" office:value="-7" calcext:value-type="float">
            <text:p>-7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-137.390136719" calcext:value-type="float">
            <text:p>-137.3901367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9.548861453" calcext:value-type="float">
            <text:p>359.548861453</text:p>
          </table:table-cell>
          <table:table-cell office:value-type="float" office:value="56.9732666016" calcext:value-type="float">
            <text:p>56.9732666016</text:p>
          </table:table-cell>
          <table:table-cell office:value-type="float" office:value="-0.448608398438" calcext:value-type="float">
            <text:p>-0.448608398438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8.37" calcext:value-type="float">
            <text:p>1603466148.37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38818359375" calcext:value-type="float">
            <text:p>-0.38818359375</text:p>
          </table:table-cell>
          <table:table-cell office:value-type="float" office:value="52" calcext:value-type="float">
            <text:p>52</text:p>
          </table:table-cell>
          <table:table-cell office:value-type="float" office:value="-17" calcext:value-type="float">
            <text:p>-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-126.70135498" calcext:value-type="float">
            <text:p>-126.7013549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265136719" calcext:value-type="float">
            <text:p>55.926513671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43" calcext:value-type="float">
            <text:p>1603466148.43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260009765625" calcext:value-type="float">
            <text:p>-0.260009765625</text:p>
          </table:table-cell>
          <table:table-cell office:value-type="float" office:value="53" calcext:value-type="float">
            <text:p>53</text:p>
          </table:table-cell>
          <table:table-cell office:value-type="float" office:value="-24" calcext:value-type="float">
            <text:p>-2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-126.350402832" calcext:value-type="float">
            <text:p>-126.3504028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93172392003" calcext:value-type="float">
            <text:p>2.93172392003</text:p>
          </table:table-cell>
          <table:table-cell office:value-type="float" office:value="55.4779052734" calcext:value-type="float">
            <text:p>55.4779052734</text:p>
          </table:table-cell>
          <table:table-cell office:value-type="float" office:value="2.84118652344" calcext:value-type="float">
            <text:p>2.8411865234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48" calcext:value-type="float">
            <text:p>1603466148.48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119873046875" calcext:value-type="float">
            <text:p>0.119873046875</text:p>
          </table:table-cell>
          <table:table-cell office:value-type="float" office:value="54" calcext:value-type="float">
            <text:p>54</text:p>
          </table:table-cell>
          <table:table-cell office:value-type="float" office:value="-34" calcext:value-type="float">
            <text:p>-3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23.718261719" calcext:value-type="float">
            <text:p>-123.7182617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69530203044" calcext:value-type="float">
            <text:p>5.69530203044</text:p>
          </table:table-cell>
          <table:table-cell office:value-type="float" office:value="55.4779052734" calcext:value-type="float">
            <text:p>55.4779052734</text:p>
          </table:table-cell>
          <table:table-cell office:value-type="float" office:value="5.53283691406" calcext:value-type="float">
            <text:p>5.5328369140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53" calcext:value-type="float">
            <text:p>1603466148.53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04833984375" calcext:value-type="float">
            <text:p>-0.04833984375</text:p>
          </table:table-cell>
          <table:table-cell office:value-type="float" office:value="54" calcext:value-type="float">
            <text:p>54</text:p>
          </table:table-cell>
          <table:table-cell office:value-type="float" office:value="-44" calcext:value-type="float">
            <text:p>-4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18.553161621" calcext:value-type="float">
            <text:p>-118.5531616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.87393813173" calcext:value-type="float">
            <text:p>7.87393813173</text:p>
          </table:table-cell>
          <table:table-cell office:value-type="float" office:value="56.2255859375" calcext:value-type="float">
            <text:p>56.2255859375</text:p>
          </table:table-cell>
          <table:table-cell office:value-type="float" office:value="7.77587890625" calcext:value-type="float">
            <text:p>7.77587890625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03466148.58" calcext:value-type="float">
            <text:p>1603466148.58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55" calcext:value-type="float">
            <text:p>55</text:p>
          </table:table-cell>
          <table:table-cell office:value-type="float" office:value="-46" calcext:value-type="float">
            <text:p>-4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-120.292663574" calcext:value-type="float">
            <text:p>-120.29266357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.8912860032" calcext:value-type="float">
            <text:p>10.8912860032</text:p>
          </table:table-cell>
          <table:table-cell office:value-type="float" office:value="55.1788330078" calcext:value-type="float">
            <text:p>55.1788330078</text:p>
          </table:table-cell>
          <table:table-cell office:value-type="float" office:value="10.6170654297" calcext:value-type="float">
            <text:p>10.6170654297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64" calcext:value-type="float">
            <text:p>1603466148.64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1220703125" calcext:value-type="float">
            <text:p>-0.1220703125</text:p>
          </table:table-cell>
          <table:table-cell office:value-type="float" office:value="56" calcext:value-type="float">
            <text:p>56</text:p>
          </table:table-cell>
          <table:table-cell office:value-type="float" office:value="-47" calcext:value-type="float">
            <text:p>-4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111.930847168" calcext:value-type="float">
            <text:p>-111.93084716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.0750880583" calcext:value-type="float">
            <text:p>14.0750880583</text:p>
          </table:table-cell>
          <table:table-cell office:value-type="float" office:value="51.8890380859" calcext:value-type="float">
            <text:p>51.8890380859</text:p>
          </table:table-cell>
          <table:table-cell office:value-type="float" office:value="13.0096435547" calcext:value-type="float">
            <text:p>13.0096435547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7" calcext:value-type="float">
            <text:p>1603466148.7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56" calcext:value-type="float">
            <text:p>56</text:p>
          </table:table-cell>
          <table:table-cell office:value-type="float" office:value="-48" calcext:value-type="float">
            <text:p>-4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109.176635742" calcext:value-type="float">
            <text:p>-109.1766357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.7120470093" calcext:value-type="float">
            <text:p>14.7120470093</text:p>
          </table:table-cell>
          <table:table-cell office:value-type="float" office:value="53.5339355469" calcext:value-type="float">
            <text:p>53.5339355469</text:p>
          </table:table-cell>
          <table:table-cell office:value-type="float" office:value="14.0563964844" calcext:value-type="float">
            <text:p>14.056396484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75" calcext:value-type="float">
            <text:p>1603466148.75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020751953125" calcext:value-type="float">
            <text:p>-0.020751953125</text:p>
          </table:table-cell>
          <table:table-cell office:value-type="float" office:value="57" calcext:value-type="float">
            <text:p>57</text:p>
          </table:table-cell>
          <table:table-cell office:value-type="float" office:value="-46" calcext:value-type="float">
            <text:p>-4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05.094909668" calcext:value-type="float">
            <text:p>-105.09490966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.7444182952" calcext:value-type="float">
            <text:p>16.7444182952</text:p>
          </table:table-cell>
          <table:table-cell office:value-type="float" office:value="52.1881103516" calcext:value-type="float">
            <text:p>52.1881103516</text:p>
          </table:table-cell>
          <table:table-cell office:value-type="float" office:value="15.7012939453" calcext:value-type="float">
            <text:p>15.7012939453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8" calcext:value-type="float">
            <text:p>1603466148.8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59" calcext:value-type="float">
            <text:p>59</text:p>
          </table:table-cell>
          <table:table-cell office:value-type="float" office:value="-0.5" calcext:value-type="float">
            <text:p>-0.5</text:p>
          </table:table-cell>
          <table:table-cell office:value-type="float" office:value="0.288330078125" calcext:value-type="float">
            <text:p>0.288330078125</text:p>
          </table:table-cell>
          <table:table-cell office:value-type="float" office:value="58" calcext:value-type="float">
            <text:p>58</text:p>
          </table:table-cell>
          <table:table-cell office:value-type="float" office:value="-44" calcext:value-type="float">
            <text:p>-4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-84.7549438477" calcext:value-type="float">
            <text:p>-84.754943847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.8721758192" calcext:value-type="float">
            <text:p>19.8721758192</text:p>
          </table:table-cell>
          <table:table-cell office:value-type="float" office:value="49.6459960938" calcext:value-type="float">
            <text:p>49.6459960938</text:p>
          </table:table-cell>
          <table:table-cell office:value-type="float" office:value="17.9443359375" calcext:value-type="float">
            <text:p>17.944335937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86" calcext:value-type="float">
            <text:p>1603466148.86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048095703125" calcext:value-type="float">
            <text:p>-0.048095703125</text:p>
          </table:table-cell>
          <table:table-cell office:value-type="float" office:value="58" calcext:value-type="float">
            <text:p>58</text:p>
          </table:table-cell>
          <table:table-cell office:value-type="float" office:value="-41" calcext:value-type="float">
            <text:p>-4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-90.9957885742" calcext:value-type="float">
            <text:p>-90.995788574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.5175141027" calcext:value-type="float">
            <text:p>20.5175141027</text:p>
          </table:table-cell>
          <table:table-cell office:value-type="float" office:value="48.7487792969" calcext:value-type="float">
            <text:p>48.7487792969</text:p>
          </table:table-cell>
          <table:table-cell office:value-type="float" office:value="18.2434082031" calcext:value-type="float">
            <text:p>18.243408203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91" calcext:value-type="float">
            <text:p>1603466148.91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65" calcext:value-type="float">
            <text:p>65</text:p>
          </table:table-cell>
          <table:table-cell office:value-type="float" office:value="-0.5" calcext:value-type="float">
            <text:p>-0.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59" calcext:value-type="float">
            <text:p>59</text:p>
          </table:table-cell>
          <table:table-cell office:value-type="float" office:value="-38" calcext:value-type="float">
            <text:p>-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-93.5821533203" calcext:value-type="float">
            <text:p>-93.582153320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.0848937127" calcext:value-type="float">
            <text:p>22.0848937127</text:p>
          </table:table-cell>
          <table:table-cell office:value-type="float" office:value="46.8048095703" calcext:value-type="float">
            <text:p>46.8048095703</text:p>
          </table:table-cell>
          <table:table-cell office:value-type="float" office:value="18.9910888672" calcext:value-type="float">
            <text:p>18.991088867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8.96" calcext:value-type="float">
            <text:p>1603466148.96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031005859375" calcext:value-type="float">
            <text:p>-0.031005859375</text:p>
          </table:table-cell>
          <table:table-cell office:value-type="float" office:value="59" calcext:value-type="float">
            <text:p>59</text:p>
          </table:table-cell>
          <table:table-cell office:value-type="float" office:value="-33" calcext:value-type="float">
            <text:p>-33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-85.2279663086" calcext:value-type="float">
            <text:p>-85.227966308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9967772886" calcext:value-type="float">
            <text:p>23.9967772886</text:p>
          </table:table-cell>
          <table:table-cell office:value-type="float" office:value="46.3562011719" calcext:value-type="float">
            <text:p>46.3562011719</text:p>
          </table:table-cell>
          <table:table-cell office:value-type="float" office:value="20.6359863281" calcext:value-type="float">
            <text:p>20.635986328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02" calcext:value-type="float">
            <text:p>1603466149.02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-0.049072265625" calcext:value-type="float">
            <text:p>-0.049072265625</text:p>
          </table:table-cell>
          <table:table-cell office:value-type="float" office:value="60" calcext:value-type="float">
            <text:p>60</text:p>
          </table:table-cell>
          <table:table-cell office:value-type="float" office:value="-29" calcext:value-type="float">
            <text:p>-29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80.2917480469" calcext:value-type="float">
            <text:p>-80.29174804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.6108352197" calcext:value-type="float">
            <text:p>24.6108352197</text:p>
          </table:table-cell>
          <table:table-cell office:value-type="float" office:value="46.3562011719" calcext:value-type="float">
            <text:p>46.3562011719</text:p>
          </table:table-cell>
          <table:table-cell office:value-type="float" office:value="21.2341308594" calcext:value-type="float">
            <text:p>21.2341308594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603466149.07" calcext:value-type="float">
            <text:p>1603466149.07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60" calcext:value-type="float">
            <text:p>60</text:p>
          </table:table-cell>
          <table:table-cell office:value-type="float" office:value="-25" calcext:value-type="float">
            <text:p>-25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79.3838500977" calcext:value-type="float">
            <text:p>-79.383850097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.5175657374" calcext:value-type="float">
            <text:p>25.5175657374</text:p>
          </table:table-cell>
          <table:table-cell office:value-type="float" office:value="42.9168701172" calcext:value-type="float">
            <text:p>42.9168701172</text:p>
          </table:table-cell>
          <table:table-cell office:value-type="float" office:value="20.4864501953" calcext:value-type="float">
            <text:p>20.486450195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9.12" calcext:value-type="float">
            <text:p>1603466149.12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88" calcext:value-type="float">
            <text:p>88</text:p>
          </table:table-cell>
          <table:table-cell office:value-type="float" office:value="-0.5" calcext:value-type="float">
            <text:p>-0.5</text:p>
          </table:table-cell>
          <table:table-cell office:value-type="float" office:value="-0.2431640625" calcext:value-type="float">
            <text:p>-0.2431640625</text:p>
          </table:table-cell>
          <table:table-cell office:value-type="float" office:value="61" calcext:value-type="float">
            <text:p>61</text:p>
          </table:table-cell>
          <table:table-cell office:value-type="float" office:value="-21" calcext:value-type="float">
            <text:p>-2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-73.9822387695" calcext:value-type="float">
            <text:p>-73.982238769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84162607" calcext:value-type="float">
            <text:p>27.84162607</text:p>
          </table:table-cell>
          <table:table-cell office:value-type="float" office:value="42.4682617188" calcext:value-type="float">
            <text:p>42.4682617188</text:p>
          </table:table-cell>
          <table:table-cell office:value-type="float" office:value="22.4304199219" calcext:value-type="float">
            <text:p>22.430419921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18" calcext:value-type="float">
            <text:p>1603466149.18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1474609375" calcext:value-type="float">
            <text:p>-0.1474609375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-59.4940185547" calcext:value-type="float">
            <text:p>-59.494018554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691508424" calcext:value-type="float">
            <text:p>27.691508424</text:p>
          </table:table-cell>
          <table:table-cell office:value-type="float" office:value="42.1691894531" calcext:value-type="float">
            <text:p>42.1691894531</text:p>
          </table:table-cell>
          <table:table-cell office:value-type="float" office:value="22.1313476562" calcext:value-type="float">
            <text:p>22.131347656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23" calcext:value-type="float">
            <text:p>1603466149.23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-0.089111328125" calcext:value-type="float">
            <text:p>-0.089111328125</text:p>
          </table:table-cell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-59.3414306641" calcext:value-type="float">
            <text:p>-59.341430664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.6861475737" calcext:value-type="float">
            <text:p>28.6861475737</text:p>
          </table:table-cell>
          <table:table-cell office:value-type="float" office:value="39.6270751953" calcext:value-type="float">
            <text:p>39.6270751953</text:p>
          </table:table-cell>
          <table:table-cell office:value-type="float" office:value="21.6827392578" calcext:value-type="float">
            <text:p>21.6827392578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9.29" calcext:value-type="float">
            <text:p>1603466149.29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107" calcext:value-type="float">
            <text:p>107</text:p>
          </table:table-cell>
          <table:table-cell office:value-type="float" office:value="-0.5" calcext:value-type="float">
            <text:p>-0.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57.8994750977" calcext:value-type="float">
            <text:p>-57.899475097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.840453818" calcext:value-type="float">
            <text:p>29.840453818</text:p>
          </table:table-cell>
          <table:table-cell office:value-type="float" office:value="38.5803222656" calcext:value-type="float">
            <text:p>38.5803222656</text:p>
          </table:table-cell>
          <table:table-cell office:value-type="float" office:value="22.1313476562" calcext:value-type="float">
            <text:p>22.131347656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34" calcext:value-type="float">
            <text:p>1603466149.34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0.05615234375" calcext:value-type="float">
            <text:p>-0.0561523437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65.5212402344" calcext:value-type="float">
            <text:p>-65.521240234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.4096170545" calcext:value-type="float">
            <text:p>32.4096170545</text:p>
          </table:table-cell>
          <table:table-cell office:value-type="float" office:value="36.0382080078" calcext:value-type="float">
            <text:p>36.0382080078</text:p>
          </table:table-cell>
          <table:table-cell office:value-type="float" office:value="22.8790283203" calcext:value-type="float">
            <text:p>22.8790283203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9.4" calcext:value-type="float">
            <text:p>1603466149.4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19" calcext:value-type="float">
            <text:p>119</text:p>
          </table:table-cell>
          <table:table-cell office:value-type="float" office:value="-0.5" calcext:value-type="float">
            <text:p>-0.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83.2061767578" calcext:value-type="float">
            <text:p>-83.206176757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.3135432702" calcext:value-type="float">
            <text:p>31.3135432702</text:p>
          </table:table-cell>
          <table:table-cell office:value-type="float" office:value="35.888671875" calcext:value-type="float">
            <text:p>35.888671875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9.45" calcext:value-type="float">
            <text:p>1603466149.45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30517578125" calcext:value-type="float">
            <text:p>0.03051757812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80.7495117188" calcext:value-type="float">
            <text:p>-80.749511718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.9755132041" calcext:value-type="float">
            <text:p>34.9755132041</text:p>
          </table:table-cell>
          <table:table-cell office:value-type="float" office:value="34.8419189453" calcext:value-type="float">
            <text:p>34.8419189453</text:p>
          </table:table-cell>
          <table:table-cell office:value-type="float" office:value="24.3743896484" calcext:value-type="float">
            <text:p>24.374389648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5" calcext:value-type="float">
            <text:p>1603466149.5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11962890625" calcext:value-type="float">
            <text:p>0.1196289062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-107.986450195" calcext:value-type="float">
            <text:p>-107.98645019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3717780826" calcext:value-type="float">
            <text:p>32.3717780826</text:p>
          </table:table-cell>
          <table:table-cell office:value-type="float" office:value="33.49609375" calcext:value-type="float">
            <text:p>33.49609375</text:p>
          </table:table-cell>
          <table:table-cell office:value-type="float" office:value="21.2341308594" calcext:value-type="float">
            <text:p>21.2341308594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9.56" calcext:value-type="float">
            <text:p>1603466149.56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0.249267578125" calcext:value-type="float">
            <text:p>-0.24926757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15.592956543" calcext:value-type="float">
            <text:p>-115.59295654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.7559125535" calcext:value-type="float">
            <text:p>34.7559125535</text:p>
          </table:table-cell>
          <table:table-cell office:value-type="float" office:value="29.3090820312" calcext:value-type="float">
            <text:p>29.3090820312</text:p>
          </table:table-cell>
          <table:table-cell office:value-type="float" office:value="20.3369140625" calcext:value-type="float">
            <text:p>20.3369140625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61" calcext:value-type="float">
            <text:p>1603466149.61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090576171875" calcext:value-type="float">
            <text:p>-0.09057617187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-129.814147949" calcext:value-type="float">
            <text:p>-129.81414794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.4505782317" calcext:value-type="float">
            <text:p>37.4505782317</text:p>
          </table:table-cell>
          <table:table-cell office:value-type="float" office:value="28.1127929688" calcext:value-type="float">
            <text:p>28.1127929688</text:p>
          </table:table-cell>
          <table:table-cell office:value-type="float" office:value="21.533203125" calcext:value-type="float">
            <text:p>21.533203125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67" calcext:value-type="float">
            <text:p>1603466149.67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356689453125" calcext:value-type="float">
            <text:p>0.35668945312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-140.94543457" calcext:value-type="float">
            <text:p>-140.9454345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0.2363583093" calcext:value-type="float">
            <text:p>40.2363583093</text:p>
          </table:table-cell>
          <table:table-cell office:value-type="float" office:value="25.2716064453" calcext:value-type="float">
            <text:p>25.2716064453</text:p>
          </table:table-cell>
          <table:table-cell office:value-type="float" office:value="21.3836669922" calcext:value-type="float">
            <text:p>21.3836669922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72" calcext:value-type="float">
            <text:p>1603466149.72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190185546875" calcext:value-type="float">
            <text:p>-0.1901855468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50.596618652" calcext:value-type="float">
            <text:p>-150.59661865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5226312712" calcext:value-type="float">
            <text:p>39.5226312712</text:p>
          </table:table-cell>
          <table:table-cell office:value-type="float" office:value="23.92578125" calcext:value-type="float">
            <text:p>23.92578125</text:p>
          </table:table-cell>
          <table:table-cell office:value-type="float" office:value="19.7387695312" calcext:value-type="float">
            <text:p>19.73876953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49.78" calcext:value-type="float">
            <text:p>1603466149.78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.5</text:p>
          </table:table-cell>
          <table:table-cell office:value-type="float" office:value="0.07568359375" calcext:value-type="float">
            <text:p>0.0756835937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-148.612976074" calcext:value-type="float">
            <text:p>-148.61297607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7.9834982553" calcext:value-type="float">
            <text:p>37.9834982553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17.0471191406" calcext:value-type="float">
            <text:p>17.047119140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83" calcext:value-type="float">
            <text:p>1603466149.83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38330078125" calcext:value-type="float">
            <text:p>0.03833007812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-130.355834961" calcext:value-type="float">
            <text:p>-130.35583496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146686698" calcext:value-type="float">
            <text:p>37.146686698</text:p>
          </table:table-cell>
          <table:table-cell office:value-type="float" office:value="19.7387695312" calcext:value-type="float">
            <text:p>19.7387695312</text:p>
          </table:table-cell>
          <table:table-cell office:value-type="float" office:value="14.9536132812" calcext:value-type="float">
            <text:p>14.9536132812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88" calcext:value-type="float">
            <text:p>1603466149.88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085693359375" calcext:value-type="float">
            <text:p>0.0856933593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45.668029785" calcext:value-type="float">
            <text:p>-145.66802978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.7927835881" calcext:value-type="float">
            <text:p>36.7927835881</text:p>
          </table:table-cell>
          <table:table-cell office:value-type="float" office:value="17.7947998047" calcext:value-type="float">
            <text:p>17.7947998047</text:p>
          </table:table-cell>
          <table:table-cell office:value-type="float" office:value="13.3087158203" calcext:value-type="float">
            <text:p>13.3087158203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93" calcext:value-type="float">
            <text:p>1603466149.93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166015625" calcext:value-type="float">
            <text:p>-0.16601562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40.686035156" calcext:value-type="float">
            <text:p>-140.68603515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.4711922908" calcext:value-type="float">
            <text:p>32.4711922908</text:p>
          </table:table-cell>
          <table:table-cell office:value-type="float" office:value="18.0938720703" calcext:value-type="float">
            <text:p>18.0938720703</text:p>
          </table:table-cell>
          <table:table-cell office:value-type="float" office:value="11.5142822266" calcext:value-type="float">
            <text:p>11.5142822266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49.99" calcext:value-type="float">
            <text:p>1603466149.99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57" calcext:value-type="float">
            <text:p>57</text:p>
          </table:table-cell>
          <table:table-cell office:value-type="float" office:value="-0.5" calcext:value-type="float">
            <text:p>-0.5</text:p>
          </table:table-cell>
          <table:table-cell office:value-type="float" office:value="0.0869140625" calcext:value-type="float">
            <text:p>0.086914062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40.106201172" calcext:value-type="float">
            <text:p>-140.10620117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.8802736701" calcext:value-type="float">
            <text:p>25.8802736701</text:p>
          </table:table-cell>
          <table:table-cell office:value-type="float" office:value="15.1031494141" calcext:value-type="float">
            <text:p>15.1031494141</text:p>
          </table:table-cell>
          <table:table-cell office:value-type="float" office:value="7.32727050781" calcext:value-type="float">
            <text:p>7.32727050781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0.04" calcext:value-type="float">
            <text:p>1603466150.04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54" calcext:value-type="float">
            <text:p>54</text:p>
          </table:table-cell>
          <table:table-cell office:value-type="float" office:value="-0.5" calcext:value-type="float">
            <text:p>-0.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72" calcext:value-type="float">
            <text:p>72</text:p>
          </table:table-cell>
          <table:table-cell office:value-type="float" office:value="-8" calcext:value-type="float">
            <text:p>-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26.098632812" calcext:value-type="float">
            <text:p>-126.09863281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.1139126303" calcext:value-type="float">
            <text:p>26.1139126303</text:p>
          </table:table-cell>
          <table:table-cell office:value-type="float" office:value="15.2526855469" calcext:value-type="float">
            <text:p>15.2526855469</text:p>
          </table:table-cell>
          <table:table-cell office:value-type="float" office:value="7.47680664062" calcext:value-type="float">
            <text:p>7.47680664062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1" calcext:value-type="float">
            <text:p>1603466150.1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52" calcext:value-type="float">
            <text:p>52</text:p>
          </table:table-cell>
          <table:table-cell office:value-type="float" office:value="-0.5" calcext:value-type="float">
            <text:p>-0.5</text:p>
          </table:table-cell>
          <table:table-cell office:value-type="float" office:value="-0.014404296875" calcext:value-type="float">
            <text:p>-0.014404296875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130.889892578" calcext:value-type="float">
            <text:p>-130.88989257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.5358563691" calcext:value-type="float">
            <text:p>13.5358563691</text:p>
          </table:table-cell>
          <table:table-cell office:value-type="float" office:value="16.1499023438" calcext:value-type="float">
            <text:p>16.1499023438</text:p>
          </table:table-cell>
          <table:table-cell office:value-type="float" office:value="3.88793945312" calcext:value-type="float">
            <text:p>3.88793945312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15" calcext:value-type="float">
            <text:p>1603466150.15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office:value-type="float" office:value="-0.5" calcext:value-type="float">
            <text:p>-0.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74" calcext:value-type="float">
            <text:p>74</text:p>
          </table:table-cell>
          <table:table-cell office:value-type="float" office:value="-24" calcext:value-type="float">
            <text:p>-24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113.494873047" calcext:value-type="float">
            <text:p>-113.49487304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.00900595749" calcext:value-type="float">
            <text:p>6.00900595749</text:p>
          </table:table-cell>
          <table:table-cell office:value-type="float" office:value="17.0471191406" calcext:value-type="float">
            <text:p>17.0471191406</text:p>
          </table:table-cell>
          <table:table-cell office:value-type="float" office:value="1.79443359375" calcext:value-type="float">
            <text:p>1.79443359375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2" calcext:value-type="float">
            <text:p>1603466150.2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48" calcext:value-type="float">
            <text:p>48</text:p>
          </table:table-cell>
          <table:table-cell office:value-type="float" office:value="-0.5" calcext:value-type="float">
            <text:p>-0.5</text:p>
          </table:table-cell>
          <table:table-cell office:value-type="float" office:value="0.016845703125" calcext:value-type="float">
            <text:p>0.016845703125</text:p>
          </table:table-cell>
          <table:table-cell office:value-type="float" office:value="74" calcext:value-type="float">
            <text:p>74</text:p>
          </table:table-cell>
          <table:table-cell office:value-type="float" office:value="-28" calcext:value-type="float">
            <text:p>-2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128.730773926" calcext:value-type="float">
            <text:p>-128.7307739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211612614" calcext:value-type="float">
            <text:p>0.498211612614</text:p>
          </table:table-cell>
          <table:table-cell office:value-type="float" office:value="17.1966552734" calcext:value-type="float">
            <text:p>17.1966552734</text:p>
          </table:table-cell>
          <table:table-cell office:value-type="float" office:value="0.149536132812" calcext:value-type="float">
            <text:p>0.149536132812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25" calcext:value-type="float">
            <text:p>1603466150.25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44" calcext:value-type="float">
            <text:p>44</text:p>
          </table:table-cell>
          <table:table-cell office:value-type="float" office:value="-0.5" calcext:value-type="float">
            <text:p>-0.5</text:p>
          </table:table-cell>
          <table:table-cell office:value-type="float" office:value="0.234130859375" calcext:value-type="float">
            <text:p>0.234130859375</text:p>
          </table:table-cell>
          <table:table-cell office:value-type="float" office:value="75" calcext:value-type="float">
            <text:p>75</text:p>
          </table:table-cell>
          <table:table-cell office:value-type="float" office:value="-36" calcext:value-type="float">
            <text:p>-3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14.585876465" calcext:value-type="float">
            <text:p>-114.58587646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7.366638065" calcext:value-type="float">
            <text:p>347.366638065</text:p>
          </table:table-cell>
          <table:table-cell office:value-type="float" office:value="17.3461914062" calcext:value-type="float">
            <text:p>17.3461914062</text:p>
          </table:table-cell>
          <table:table-cell office:value-type="float" office:value="-3.88793945312" calcext:value-type="float">
            <text:p>-3.8879394531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31" calcext:value-type="float">
            <text:p>1603466150.31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41" calcext:value-type="float">
            <text:p>41</text:p>
          </table:table-cell>
          <table:table-cell office:value-type="float" office:value="-0.5" calcext:value-type="float">
            <text:p>-0.5</text:p>
          </table:table-cell>
          <table:table-cell office:value-type="float" office:value="0.11474609375" calcext:value-type="float">
            <text:p>0.11474609375</text:p>
          </table:table-cell>
          <table:table-cell office:value-type="float" office:value="76" calcext:value-type="float">
            <text:p>76</text:p>
          </table:table-cell>
          <table:table-cell office:value-type="float" office:value="-37" calcext:value-type="float">
            <text:p>-3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13.876342773" calcext:value-type="float">
            <text:p>-113.87634277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5.068582822" calcext:value-type="float">
            <text:p>345.068582822</text:p>
          </table:table-cell>
          <table:table-cell office:value-type="float" office:value="17.9443359375" calcext:value-type="float">
            <text:p>17.9443359375</text:p>
          </table:table-cell>
          <table:table-cell office:value-type="float" office:value="-4.78515625" calcext:value-type="float">
            <text:p>-4.78515625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36" calcext:value-type="float">
            <text:p>1603466150.36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38" calcext:value-type="float">
            <text:p>38</text:p>
          </table:table-cell>
          <table:table-cell office:value-type="float" office:value="-0.5" calcext:value-type="float">
            <text:p>-0.5</text:p>
          </table:table-cell>
          <table:table-cell office:value-type="float" office:value="-0.126953125" calcext:value-type="float">
            <text:p>-0.126953125</text:p>
          </table:table-cell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11.07635498" calcext:value-type="float">
            <text:p>-111.0763549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1.834043471" calcext:value-type="float">
            <text:p>341.834043471</text:p>
          </table:table-cell>
          <table:table-cell office:value-type="float" office:value="19.140625" calcext:value-type="float">
            <text:p>19.140625</text:p>
          </table:table-cell>
          <table:table-cell office:value-type="float" office:value="-6.28051757812" calcext:value-type="float">
            <text:p>-6.2805175781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41" calcext:value-type="float">
            <text:p>1603466150.41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36" calcext:value-type="float">
            <text:p>36</text:p>
          </table:table-cell>
          <table:table-cell office:value-type="float" office:value="-0.5" calcext:value-type="float">
            <text:p>-0.5</text:p>
          </table:table-cell>
          <table:table-cell office:value-type="float" office:value="0.010498046875" calcext:value-type="float">
            <text:p>0.010498046875</text:p>
          </table:table-cell>
          <table:table-cell office:value-type="float" office:value="77" calcext:value-type="float">
            <text:p>77</text:p>
          </table:table-cell>
          <table:table-cell office:value-type="float" office:value="-38" calcext:value-type="float">
            <text:p>-3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10.748291016" calcext:value-type="float">
            <text:p>-110.7482910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8.126520389" calcext:value-type="float">
            <text:p>338.126520389</text:p>
          </table:table-cell>
          <table:table-cell office:value-type="float" office:value="20.4864501953" calcext:value-type="float">
            <text:p>20.4864501953</text:p>
          </table:table-cell>
          <table:table-cell office:value-type="float" office:value="-8.22448730469" calcext:value-type="float">
            <text:p>-8.22448730469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46" calcext:value-type="float">
            <text:p>1603466150.46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38" calcext:value-type="float">
            <text:p>38</text:p>
          </table:table-cell>
          <table:table-cell office:value-type="float" office:value="-0.5" calcext:value-type="float">
            <text:p>-0.5</text:p>
          </table:table-cell>
          <table:table-cell office:value-type="float" office:value="-0.027587890625" calcext:value-type="float">
            <text:p>-0.027587890625</text:p>
          </table:table-cell>
          <table:table-cell office:value-type="float" office:value="78" calcext:value-type="float">
            <text:p>78</text:p>
          </table:table-cell>
          <table:table-cell office:value-type="float" office:value="-38" calcext:value-type="float">
            <text:p>-3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96.6873168945" calcext:value-type="float">
            <text:p>-96.68731689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3.267906207" calcext:value-type="float">
            <text:p>333.267906207</text:p>
          </table:table-cell>
          <table:table-cell office:value-type="float" office:value="20.4864501953" calcext:value-type="float">
            <text:p>20.4864501953</text:p>
          </table:table-cell>
          <table:table-cell office:value-type="float" office:value="-10.3179931641" calcext:value-type="float">
            <text:p>-10.3179931641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0.52" calcext:value-type="float">
            <text:p>1603466150.52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40" calcext:value-type="float">
            <text:p>40</text:p>
          </table:table-cell>
          <table:table-cell office:value-type="float" office:value="-0.5" calcext:value-type="float">
            <text:p>-0.5</text:p>
          </table:table-cell>
          <table:table-cell office:value-type="float" office:value="-0.10546875" calcext:value-type="float">
            <text:p>-0.10546875</text:p>
          </table:table-cell>
          <table:table-cell office:value-type="float" office:value="78" calcext:value-type="float">
            <text:p>78</text:p>
          </table:table-cell>
          <table:table-cell office:value-type="float" office:value="-38" calcext:value-type="float">
            <text:p>-3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83.5647583008" calcext:value-type="float">
            <text:p>-83.56475830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4.198847284" calcext:value-type="float">
            <text:p>334.198847284</text:p>
          </table:table-cell>
          <table:table-cell office:value-type="float" office:value="22.5799560547" calcext:value-type="float">
            <text:p>22.5799560547</text:p>
          </table:table-cell>
          <table:table-cell office:value-type="float" office:value="-10.9161376953" calcext:value-type="float">
            <text:p>-10.9161376953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603466150.57" calcext:value-type="float">
            <text:p>1603466150.57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</text:p>
          </table:table-cell>
          <table:table-cell office:value-type="float" office:value="-0.113525390625" calcext:value-type="float">
            <text:p>-0.113525390625</text:p>
          </table:table-cell>
          <table:table-cell office:value-type="float" office:value="79" calcext:value-type="float">
            <text:p>79</text:p>
          </table:table-cell>
          <table:table-cell office:value-type="float" office:value="-35" calcext:value-type="float">
            <text:p>-35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-82.8323364258" calcext:value-type="float">
            <text:p>-82.832336425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2.067404818" calcext:value-type="float">
            <text:p>332.067404818</text:p>
          </table:table-cell>
          <table:table-cell office:value-type="float" office:value="22.2808837891" calcext:value-type="float">
            <text:p>22.2808837891</text:p>
          </table:table-cell>
          <table:table-cell office:value-type="float" office:value="-11.8133544922" calcext:value-type="float">
            <text:p>-11.8133544922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62" calcext:value-type="float">
            <text:p>1603466150.62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52" calcext:value-type="float">
            <text:p>52</text:p>
          </table:table-cell>
          <table:table-cell office:value-type="float" office:value="-0.5" calcext:value-type="float">
            <text:p>-0.5</text:p>
          </table:table-cell>
          <table:table-cell office:value-type="float" office:value="-0.231689453125" calcext:value-type="float">
            <text:p>-0.231689453125</text:p>
          </table:table-cell>
          <table:table-cell office:value-type="float" office:value="79" calcext:value-type="float">
            <text:p>79</text:p>
          </table:table-cell>
          <table:table-cell office:value-type="float" office:value="-32" calcext:value-type="float">
            <text:p>-32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-87.9974365234" calcext:value-type="float">
            <text:p>-87.997436523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6.161259817" calcext:value-type="float">
            <text:p>336.161259817</text:p>
          </table:table-cell>
          <table:table-cell office:value-type="float" office:value="25.7202148438" calcext:value-type="float">
            <text:p>25.7202148438</text:p>
          </table:table-cell>
          <table:table-cell office:value-type="float" office:value="-11.3647460938" calcext:value-type="float">
            <text:p>-11.3647460938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68" calcext:value-type="float">
            <text:p>1603466150.68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102294921875" calcext:value-type="float">
            <text:p>-0.102294921875</text:p>
          </table:table-cell>
          <table:table-cell office:value-type="float" office:value="79" calcext:value-type="float">
            <text:p>79</text:p>
          </table:table-cell>
          <table:table-cell office:value-type="float" office:value="-30" calcext:value-type="float">
            <text:p>-3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-84.716796875" calcext:value-type="float">
            <text:p>-84.71679687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3.178018798" calcext:value-type="float">
            <text:p>333.178018798</text:p>
          </table:table-cell>
          <table:table-cell office:value-type="float" office:value="26.6174316406" calcext:value-type="float">
            <text:p>26.6174316406</text:p>
          </table:table-cell>
          <table:table-cell office:value-type="float" office:value="-13.4582519531" calcext:value-type="float">
            <text:p>-13.4582519531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73" calcext:value-type="float">
            <text:p>1603466150.73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64" calcext:value-type="float">
            <text:p>64</text:p>
          </table:table-cell>
          <table:table-cell office:value-type="float" office:value="-0.5" calcext:value-type="float">
            <text:p>-0.5</text:p>
          </table:table-cell>
          <table:table-cell office:value-type="float" office:value="-0.07470703125" calcext:value-type="float">
            <text:p>-0.07470703125</text:p>
          </table:table-cell>
          <table:table-cell office:value-type="float" office:value="80" calcext:value-type="float">
            <text:p>80</text:p>
          </table:table-cell>
          <table:table-cell office:value-type="float" office:value="-28" calcext:value-type="float">
            <text:p>-2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-94.123840332" calcext:value-type="float">
            <text:p>-94.12384033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3.434948823" calcext:value-type="float">
            <text:p>333.434948823</text:p>
          </table:table-cell>
          <table:table-cell office:value-type="float" office:value="28.1127929688" calcext:value-type="float">
            <text:p>28.1127929688</text:p>
          </table:table-cell>
          <table:table-cell office:value-type="float" office:value="-14.0563964844" calcext:value-type="float">
            <text:p>-14.0563964844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78" calcext:value-type="float">
            <text:p>1603466150.78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236572265625" calcext:value-type="float">
            <text:p>0.236572265625</text:p>
          </table:table-cell>
          <table:table-cell office:value-type="float" office:value="80" calcext:value-type="float">
            <text:p>80</text:p>
          </table:table-cell>
          <table:table-cell office:value-type="float" office:value="-26" calcext:value-type="float">
            <text:p>-2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-75.7751464844" calcext:value-type="float">
            <text:p>-75.775146484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0.895268373" calcext:value-type="float">
            <text:p>330.895268373</text:p>
          </table:table-cell>
          <table:table-cell office:value-type="float" office:value="29.0100097656" calcext:value-type="float">
            <text:p>29.0100097656</text:p>
          </table:table-cell>
          <table:table-cell office:value-type="float" office:value="-16.1499023438" calcext:value-type="float">
            <text:p>-16.1499023438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83" calcext:value-type="float">
            <text:p>1603466150.83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77" calcext:value-type="float">
            <text:p>77</text:p>
          </table:table-cell>
          <table:table-cell office:value-type="float" office:value="-0.5" calcext:value-type="float">
            <text:p>-0.5</text:p>
          </table:table-cell>
          <table:table-cell office:value-type="float" office:value="-0.095703125" calcext:value-type="float">
            <text:p>-0.095703125</text:p>
          </table:table-cell>
          <table:table-cell office:value-type="float" office:value="81" calcext:value-type="float">
            <text:p>81</text:p>
          </table:table-cell>
          <table:table-cell office:value-type="float" office:value="-24" calcext:value-type="float">
            <text:p>-24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64.5751953125" calcext:value-type="float">
            <text:p>-64.575195312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9.97683594" calcext:value-type="float">
            <text:p>329.97683594</text:p>
          </table:table-cell>
          <table:table-cell office:value-type="float" office:value="29.7576904297" calcext:value-type="float">
            <text:p>29.7576904297</text:p>
          </table:table-cell>
          <table:table-cell office:value-type="float" office:value="-17.1966552734" calcext:value-type="float">
            <text:p>-17.1966552734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89" calcext:value-type="float">
            <text:p>1603466150.89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0.093017578125" calcext:value-type="float">
            <text:p>-0.09301757812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49.0570068359" calcext:value-type="float">
            <text:p>-49.057006835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1.232350661" calcext:value-type="float">
            <text:p>331.232350661</text:p>
          </table:table-cell>
          <table:table-cell office:value-type="float" office:value="30.5053710938" calcext:value-type="float">
            <text:p>30.5053710938</text:p>
          </table:table-cell>
          <table:table-cell office:value-type="float" office:value="-16.748046875" calcext:value-type="float">
            <text:p>-16.748046875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94" calcext:value-type="float">
            <text:p>1603466150.94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94" calcext:value-type="float">
            <text:p>94</text:p>
          </table:table-cell>
          <table:table-cell office:value-type="float" office:value="-0.5" calcext:value-type="float">
            <text:p>-0.5</text:p>
          </table:table-cell>
          <table:table-cell office:value-type="float" office:value="0.054443359375" calcext:value-type="float">
            <text:p>0.054443359375</text:p>
          </table:table-cell>
          <table:table-cell office:value-type="float" office:value="82" calcext:value-type="float">
            <text:p>82</text:p>
          </table:table-cell>
          <table:table-cell office:value-type="float" office:value="-14" calcext:value-type="float">
            <text:p>-14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-49.5986938477" calcext:value-type="float">
            <text:p>-49.598693847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5.011498878" calcext:value-type="float">
            <text:p>335.011498878</text:p>
          </table:table-cell>
          <table:table-cell office:value-type="float" office:value="33.0474853516" calcext:value-type="float">
            <text:p>33.0474853516</text:p>
          </table:table-cell>
          <table:table-cell office:value-type="float" office:value="-15.4022216797" calcext:value-type="float">
            <text:p>-15.4022216797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0.99" calcext:value-type="float">
            <text:p>1603466150.99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104" calcext:value-type="float">
            <text:p>104</text:p>
          </table:table-cell>
          <table:table-cell office:value-type="float" office:value="-0.5" calcext:value-type="float">
            <text:p>-0.5</text:p>
          </table:table-cell>
          <table:table-cell office:value-type="float" office:value="-0.048828125" calcext:value-type="float">
            <text:p>-0.048828125</text:p>
          </table:table-cell>
          <table:table-cell office:value-type="float" office:value="82" calcext:value-type="float">
            <text:p>82</text:p>
          </table:table-cell>
          <table:table-cell office:value-type="float" office:value="-9" calcext:value-type="float">
            <text:p>-9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-49.0417480469" calcext:value-type="float">
            <text:p>-49.041748046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4.739180836" calcext:value-type="float">
            <text:p>334.739180836</text:p>
          </table:table-cell>
          <table:table-cell office:value-type="float" office:value="34.5428466797" calcext:value-type="float">
            <text:p>34.5428466797</text:p>
          </table:table-cell>
          <table:table-cell office:value-type="float" office:value="-16.2994384766" calcext:value-type="float">
            <text:p>-16.2994384766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04" calcext:value-type="float">
            <text:p>1603466151.04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114" calcext:value-type="float">
            <text:p>114</text:p>
          </table:table-cell>
          <table:table-cell office:value-type="float" office:value="-0.5" calcext:value-type="float">
            <text:p>-0.5</text:p>
          </table:table-cell>
          <table:table-cell office:value-type="float" office:value="-0.07861328125" calcext:value-type="float">
            <text:p>-0.07861328125</text:p>
          </table:table-cell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-58.2122802734" calcext:value-type="float">
            <text:p>-58.212280273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1.33604289" calcext:value-type="float">
            <text:p>331.33604289</text:p>
          </table:table-cell>
          <table:table-cell office:value-type="float" office:value="33.6456298828" calcext:value-type="float">
            <text:p>33.6456298828</text:p>
          </table:table-cell>
          <table:table-cell office:value-type="float" office:value="-18.3929443359" calcext:value-type="float">
            <text:p>-18.3929443359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1" calcext:value-type="float">
            <text:p>1603466151.1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122" calcext:value-type="float">
            <text:p>122</text:p>
          </table:table-cell>
          <table:table-cell office:value-type="float" office:value="-0.5" calcext:value-type="float">
            <text:p>-0.5</text:p>
          </table:table-cell>
          <table:table-cell office:value-type="float" office:value="0.06103515625" calcext:value-type="float">
            <text:p>0.0610351562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-67.3904418945" calcext:value-type="float">
            <text:p>-67.390441894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2.335164933" calcext:value-type="float">
            <text:p>332.335164933</text:p>
          </table:table-cell>
          <table:table-cell office:value-type="float" office:value="35.888671875" calcext:value-type="float">
            <text:p>35.888671875</text:p>
          </table:table-cell>
          <table:table-cell office:value-type="float" office:value="-17.7947998047" calcext:value-type="float">
            <text:p>-17.7947998047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15" calcext:value-type="float">
            <text:p>1603466151.15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0.010009765625" calcext:value-type="float">
            <text:p>-0.010009765625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77.7130126953" calcext:value-type="float">
            <text:p>-77.713012695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4.005984196" calcext:value-type="float">
            <text:p>334.005984196</text:p>
          </table:table-cell>
          <table:table-cell office:value-type="float" office:value="36.1877441406" calcext:value-type="float">
            <text:p>36.1877441406</text:p>
          </table:table-cell>
          <table:table-cell office:value-type="float" office:value="-17.6452636719" calcext:value-type="float">
            <text:p>-17.6452636719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1.2" calcext:value-type="float">
            <text:p>1603466151.2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0.009521484375" calcext:value-type="float">
            <text:p>-0.00952148437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-89.3707275391" calcext:value-type="float">
            <text:p>-89.370727539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.641617331" calcext:value-type="float">
            <text:p>337.641617331</text:p>
          </table:table-cell>
          <table:table-cell office:value-type="float" office:value="39.6270751953" calcext:value-type="float">
            <text:p>39.6270751953</text:p>
          </table:table-cell>
          <table:table-cell office:value-type="float" office:value="-16.2994384766" calcext:value-type="float">
            <text:p>-16.2994384766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25" calcext:value-type="float">
            <text:p>1603466151.25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79345703125" calcext:value-type="float">
            <text:p>0.079345703125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95.0698852539" calcext:value-type="float">
            <text:p>-95.069885253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6.85284195" calcext:value-type="float">
            <text:p>336.85284195</text:p>
          </table:table-cell>
          <table:table-cell office:value-type="float" office:value="40.2252197266" calcext:value-type="float">
            <text:p>40.2252197266</text:p>
          </table:table-cell>
          <table:table-cell office:value-type="float" office:value="-17.1966552734" calcext:value-type="float">
            <text:p>-17.1966552734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31" calcext:value-type="float">
            <text:p>1603466151.31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.5</text:p>
          </table:table-cell>
          <table:table-cell office:value-type="float" office:value="-0.090087890625" calcext:value-type="float">
            <text:p>-0.090087890625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08.97064209" calcext:value-type="float">
            <text:p>-108.9706420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8.126520389" calcext:value-type="float">
            <text:p>338.126520389</text:p>
          </table:table-cell>
          <table:table-cell office:value-type="float" office:value="40.9729003906" calcext:value-type="float">
            <text:p>40.9729003906</text:p>
          </table:table-cell>
          <table:table-cell office:value-type="float" office:value="-16.4489746094" calcext:value-type="float">
            <text:p>-16.4489746094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36" calcext:value-type="float">
            <text:p>1603466151.3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0.252685546875" calcext:value-type="float">
            <text:p>-0.25268554687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-124.847412109" calcext:value-type="float">
            <text:p>-124.84741210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1.085599778" calcext:value-type="float">
            <text:p>341.085599778</text:p>
          </table:table-cell>
          <table:table-cell office:value-type="float" office:value="42.7673339844" calcext:value-type="float">
            <text:p>42.7673339844</text:p>
          </table:table-cell>
          <table:table-cell office:value-type="float" office:value="-14.6545410156" calcext:value-type="float">
            <text:p>-14.6545410156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42" calcext:value-type="float">
            <text:p>1603466151.4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0.145263671875" calcext:value-type="float">
            <text:p>-0.145263671875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31.75201416" calcext:value-type="float">
            <text:p>-131.7520141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3.85566122" calcext:value-type="float">
            <text:p>343.85566122</text:p>
          </table:table-cell>
          <table:table-cell office:value-type="float" office:value="45.458984375" calcext:value-type="float">
            <text:p>45.458984375</text:p>
          </table:table-cell>
          <table:table-cell office:value-type="float" office:value="-13.1591796875" calcext:value-type="float">
            <text:p>-13.1591796875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47" calcext:value-type="float">
            <text:p>1603466151.47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35.200500488" calcext:value-type="float">
            <text:p>-135.20050048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4.744881297" calcext:value-type="float">
            <text:p>344.744881297</text:p>
          </table:table-cell>
          <table:table-cell office:value-type="float" office:value="47.7020263672" calcext:value-type="float">
            <text:p>47.7020263672</text:p>
          </table:table-cell>
          <table:table-cell office:value-type="float" office:value="-13.0096435547" calcext:value-type="float">
            <text:p>-13.0096435547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1.52" calcext:value-type="float">
            <text:p>1603466151.52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office:value-type="float" office:value="-0.068359375" calcext:value-type="float">
            <text:p>-0.068359375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47.94921875" calcext:value-type="float">
            <text:p>-147.9492187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5.762719534" calcext:value-type="float">
            <text:p>345.762719534</text:p>
          </table:table-cell>
          <table:table-cell office:value-type="float" office:value="50.0946044922" calcext:value-type="float">
            <text:p>50.0946044922</text:p>
          </table:table-cell>
          <table:table-cell office:value-type="float" office:value="-12.7105712891" calcext:value-type="float">
            <text:p>-12.710571289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57" calcext:value-type="float">
            <text:p>1603466151.57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 office:value-type="float" office:value="0.056884765625" calcext:value-type="float">
            <text:p>0.05688476562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-129.22668457" calcext:value-type="float">
            <text:p>-129.2266845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8.432560138" calcext:value-type="float">
            <text:p>348.432560138</text:p>
          </table:table-cell>
          <table:table-cell office:value-type="float" office:value="51.1413574219" calcext:value-type="float">
            <text:p>51.1413574219</text:p>
          </table:table-cell>
          <table:table-cell office:value-type="float" office:value="-10.4675292969" calcext:value-type="float">
            <text:p>-10.467529296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1.63" calcext:value-type="float">
            <text:p>1603466151.63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289794921875" calcext:value-type="float">
            <text:p>0.289794921875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-138.702392578" calcext:value-type="float">
            <text:p>-138.70239257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0.847660951" calcext:value-type="float">
            <text:p>350.847660951</text:p>
          </table:table-cell>
          <table:table-cell office:value-type="float" office:value="53.8330078125" calcext:value-type="float">
            <text:p>53.8330078125</text:p>
          </table:table-cell>
          <table:table-cell office:value-type="float" office:value="-8.67309570312" calcext:value-type="float">
            <text:p>-8.6730957031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68" calcext:value-type="float">
            <text:p>1603466151.68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095947265625" calcext:value-type="float">
            <text:p>-0.09594726562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40.853881836" calcext:value-type="float">
            <text:p>-140.85388183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4.38241941" calcext:value-type="float">
            <text:p>354.38241941</text:p>
          </table:table-cell>
          <table:table-cell office:value-type="float" office:value="54.7302246094" calcext:value-type="float">
            <text:p>54.7302246094</text:p>
          </table:table-cell>
          <table:table-cell office:value-type="float" office:value="-5.38330078125" calcext:value-type="float">
            <text:p>-5.38330078125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1.74" calcext:value-type="float">
            <text:p>1603466151.74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25341796875" calcext:value-type="float">
            <text:p>-0.2534179687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38.893127441" calcext:value-type="float">
            <text:p>-138.89312744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7.914520536" calcext:value-type="float">
            <text:p>357.914520536</text:p>
          </table:table-cell>
          <table:table-cell office:value-type="float" office:value="53.3843994141" calcext:value-type="float">
            <text:p>53.3843994141</text:p>
          </table:table-cell>
          <table:table-cell office:value-type="float" office:value="-1.94396972656" calcext:value-type="float">
            <text:p>-1.94396972656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79" calcext:value-type="float">
            <text:p>1603466151.79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22314453125" calcext:value-type="float">
            <text:p>-0.22314453125</text:p>
          </table:table-cell>
          <table:table-cell office:value-type="float" office:value="93" calcext:value-type="float">
            <text:p>93</text:p>
          </table:table-cell>
          <table:table-cell office:value-type="float" office:value="-8" calcext:value-type="float">
            <text:p>-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36.764526367" calcext:value-type="float">
            <text:p>-136.76452636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8.301700844" calcext:value-type="float">
            <text:p>358.301700844</text:p>
          </table:table-cell>
          <table:table-cell office:value-type="float" office:value="55.4779052734" calcext:value-type="float">
            <text:p>55.4779052734</text:p>
          </table:table-cell>
          <table:table-cell office:value-type="float" office:value="-1.64489746094" calcext:value-type="float">
            <text:p>-1.64489746094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84" calcext:value-type="float">
            <text:p>1603466151.84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63" calcext:value-type="float">
            <text:p>63</text:p>
          </table:table-cell>
          <table:table-cell office:value-type="float" office:value="-0.5" calcext:value-type="float">
            <text:p>-0.5</text:p>
          </table:table-cell>
          <table:table-cell office:value-type="float" office:value="-0.1005859375" calcext:value-type="float">
            <text:p>-0.1005859375</text:p>
          </table:table-cell>
          <table:table-cell office:value-type="float" office:value="93" calcext:value-type="float">
            <text:p>93</text:p>
          </table:table-cell>
          <table:table-cell office:value-type="float" office:value="-15" calcext:value-type="float">
            <text:p>-1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33.102416992" calcext:value-type="float">
            <text:p>-133.1024169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43664824681" calcext:value-type="float">
            <text:p>2.43664824681</text:p>
          </table:table-cell>
          <table:table-cell office:value-type="float" office:value="56.2255859375" calcext:value-type="float">
            <text:p>56.2255859375</text:p>
          </table:table-cell>
          <table:table-cell office:value-type="float" office:value="2.392578125" calcext:value-type="float">
            <text:p>2.392578125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1.9" calcext:value-type="float">
            <text:p>1603466151.9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60" calcext:value-type="float">
            <text:p>60</text:p>
          </table:table-cell>
          <table:table-cell office:value-type="float" office:value="-0.5" calcext:value-type="float">
            <text:p>-0.5</text:p>
          </table:table-cell>
          <table:table-cell office:value-type="float" office:value="-0.078369140625" calcext:value-type="float">
            <text:p>-0.078369140625</text:p>
          </table:table-cell>
          <table:table-cell office:value-type="float" office:value="94" calcext:value-type="float">
            <text:p>94</text:p>
          </table:table-cell>
          <table:table-cell office:value-type="float" office:value="-19" calcext:value-type="float">
            <text:p>-1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02.294921875" calcext:value-type="float">
            <text:p>-102.29492187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46715906139" calcext:value-type="float">
            <text:p>4.46715906139</text:p>
          </table:table-cell>
          <table:table-cell office:value-type="float" office:value="57.421875" calcext:value-type="float">
            <text:p>57.421875</text:p>
          </table:table-cell>
          <table:table-cell office:value-type="float" office:value="4.48608398438" calcext:value-type="float">
            <text:p>4.48608398438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1.95" calcext:value-type="float">
            <text:p>1603466151.95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2021484375" calcext:value-type="float">
            <text:p>-0.2021484375</text:p>
          </table:table-cell>
          <table:table-cell office:value-type="float" office:value="95" calcext:value-type="float">
            <text:p>95</text:p>
          </table:table-cell>
          <table:table-cell office:value-type="float" office:value="-23" calcext:value-type="float">
            <text:p>-2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22.283935547" calcext:value-type="float">
            <text:p>-122.28393554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.23708007646" calcext:value-type="float">
            <text:p>6.23708007646</text:p>
          </table:table-cell>
          <table:table-cell office:value-type="float" office:value="54.7302246094" calcext:value-type="float">
            <text:p>54.7302246094</text:p>
          </table:table-cell>
          <table:table-cell office:value-type="float" office:value="5.9814453125" calcext:value-type="float">
            <text:p>5.9814453125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" calcext:value-type="float">
            <text:p>1603466152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009765625" calcext:value-type="float">
            <text:p>-0.009765625</text:p>
          </table:table-cell>
          <table:table-cell office:value-type="float" office:value="96" calcext:value-type="float">
            <text:p>96</text:p>
          </table:table-cell>
          <table:table-cell office:value-type="float" office:value="-32" calcext:value-type="float">
            <text:p>-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17.01965332" calcext:value-type="float">
            <text:p>-117.0196533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0260370903" calcext:value-type="float">
            <text:p>10.0260370903</text:p>
          </table:table-cell>
          <table:table-cell office:value-type="float" office:value="54.1320800781" calcext:value-type="float">
            <text:p>54.1320800781</text:p>
          </table:table-cell>
          <table:table-cell office:value-type="float" office:value="9.5703125" calcext:value-type="float">
            <text:p>9.5703125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2.05" calcext:value-type="float">
            <text:p>1603466152.05</text:p>
          </table:table-cell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office:value-type="float" office:value="43" calcext:value-type="float">
            <text:p>43</text:p>
          </table:table-cell>
          <table:table-cell office:value-type="float" office:value="-0.5" calcext:value-type="float">
            <text:p>-0.5</text:p>
          </table:table-cell>
          <table:table-cell office:value-type="float" office:value="0.406494140625" calcext:value-type="float">
            <text:p>0.406494140625</text:p>
          </table:table-cell>
          <table:table-cell office:value-type="float" office:value="96" calcext:value-type="float">
            <text:p>96</text:p>
          </table:table-cell>
          <table:table-cell office:value-type="float" office:value="-33" calcext:value-type="float">
            <text:p>-33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08.825683594" calcext:value-type="float">
            <text:p>-108.82568359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.872250314" calcext:value-type="float">
            <text:p>11.872250314</text:p>
          </table:table-cell>
          <table:table-cell office:value-type="float" office:value="52.63671875" calcext:value-type="float">
            <text:p>52.63671875</text:p>
          </table:table-cell>
          <table:table-cell office:value-type="float" office:value="11.0656738281" calcext:value-type="float">
            <text:p>11.0656738281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11" calcext:value-type="float">
            <text:p>1603466152.11</text:p>
          </table:table-cell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7" calcext:value-type="float">
            <text:p>97</text:p>
          </table:table-cell>
          <table:table-cell office:value-type="float" office:value="-34" calcext:value-type="float">
            <text:p>-3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112.373352051" calcext:value-type="float">
            <text:p>-112.37335205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.4486150517" calcext:value-type="float">
            <text:p>13.4486150517</text:p>
          </table:table-cell>
          <table:table-cell office:value-type="float" office:value="55.029296875" calcext:value-type="float">
            <text:p>55.029296875</text:p>
          </table:table-cell>
          <table:table-cell office:value-type="float" office:value="13.1591796875" calcext:value-type="float">
            <text:p>13.1591796875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16" calcext:value-type="float">
            <text:p>1603466152.16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39" calcext:value-type="float">
            <text:p>39</text:p>
          </table:table-cell>
          <table:table-cell office:value-type="float" office:value="-0.5" calcext:value-type="float">
            <text:p>-0.5</text:p>
          </table:table-cell>
          <table:table-cell office:value-type="float" office:value="-0.08056640625" calcext:value-type="float">
            <text:p>-0.08056640625</text:p>
          </table:table-cell>
          <table:table-cell office:value-type="float" office:value="97" calcext:value-type="float">
            <text:p>97</text:p>
          </table:table-cell>
          <table:table-cell office:value-type="float" office:value="-34" calcext:value-type="float">
            <text:p>-3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94.0933227539" calcext:value-type="float">
            <text:p>-94.09332275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.9879001806" calcext:value-type="float">
            <text:p>15.9879001806</text:p>
          </table:table-cell>
          <table:table-cell office:value-type="float" office:value="53.2348632812" calcext:value-type="float">
            <text:p>53.2348632812</text:p>
          </table:table-cell>
          <table:table-cell office:value-type="float" office:value="15.2526855469" calcext:value-type="float">
            <text:p>15.2526855469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21" calcext:value-type="float">
            <text:p>1603466152.21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0537109375" calcext:value-type="float">
            <text:p>-0.0537109375</text:p>
          </table:table-cell>
          <table:table-cell office:value-type="float" office:value="98" calcext:value-type="float">
            <text:p>98</text:p>
          </table:table-cell>
          <table:table-cell office:value-type="float" office:value="-34" calcext:value-type="float">
            <text:p>-3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-91.9647216797" calcext:value-type="float">
            <text:p>-91.964721679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.1261341064" calcext:value-type="float">
            <text:p>17.1261341064</text:p>
          </table:table-cell>
          <table:table-cell office:value-type="float" office:value="51.4404296875" calcext:value-type="float">
            <text:p>51.4404296875</text:p>
          </table:table-cell>
          <table:table-cell office:value-type="float" office:value="15.8508300781" calcext:value-type="float">
            <text:p>15.8508300781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27" calcext:value-type="float">
            <text:p>1603466152.27</text:p>
          </table:table-cell>
          <table:table-cell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43" calcext:value-type="float">
            <text:p>43</text:p>
          </table:table-cell>
          <table:table-cell office:value-type="float" office:value="-0.5" calcext:value-type="float">
            <text:p>-0.5</text:p>
          </table:table-cell>
          <table:table-cell office:value-type="float" office:value="-0.12890625" calcext:value-type="float">
            <text:p>-0.12890625</text:p>
          </table:table-cell>
          <table:table-cell office:value-type="float" office:value="98" calcext:value-type="float">
            <text:p>98</text:p>
          </table:table-cell>
          <table:table-cell office:value-type="float" office:value="-31" calcext:value-type="float">
            <text:p>-31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74.9664306641" calcext:value-type="float">
            <text:p>-74.966430664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.7440957123" calcext:value-type="float">
            <text:p>18.7440957123</text:p>
          </table:table-cell>
          <table:table-cell office:value-type="float" office:value="49.7955322266" calcext:value-type="float">
            <text:p>49.7955322266</text:p>
          </table:table-cell>
          <table:table-cell office:value-type="float" office:value="16.8975830078" calcext:value-type="float">
            <text:p>16.8975830078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32" calcext:value-type="float">
            <text:p>1603466152.3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48" calcext:value-type="float">
            <text:p>48</text:p>
          </table:table-cell>
          <table:table-cell office:value-type="float" office:value="-0.5" calcext:value-type="float">
            <text:p>-0.5</text:p>
          </table:table-cell>
          <table:table-cell office:value-type="float" office:value="-0.022216796875" calcext:value-type="float">
            <text:p>-0.022216796875</text:p>
          </table:table-cell>
          <table:table-cell office:value-type="float" office:value="99" calcext:value-type="float">
            <text:p>99</text:p>
          </table:table-cell>
          <table:table-cell office:value-type="float" office:value="-27" calcext:value-type="float">
            <text:p>-27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-77.7740478516" calcext:value-type="float">
            <text:p>-77.774047851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.1523897794" calcext:value-type="float">
            <text:p>19.1523897794</text:p>
          </table:table-cell>
          <table:table-cell office:value-type="float" office:value="49.9450683594" calcext:value-type="float">
            <text:p>49.9450683594</text:p>
          </table:table-cell>
          <table:table-cell office:value-type="float" office:value="17.3461914062" calcext:value-type="float">
            <text:p>17.3461914062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2.37" calcext:value-type="float">
            <text:p>1603466152.37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53" calcext:value-type="float">
            <text:p>53</text:p>
          </table:table-cell>
          <table:table-cell office:value-type="float" office:value="-0.5" calcext:value-type="float">
            <text:p>-0.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99" calcext:value-type="float">
            <text:p>99</text:p>
          </table:table-cell>
          <table:table-cell office:value-type="float" office:value="-23" calcext:value-type="float">
            <text:p>-23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-79.8110961914" calcext:value-type="float">
            <text:p>-79.81109619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.1001334715" calcext:value-type="float">
            <text:p>22.1001334715</text:p>
          </table:table-cell>
          <table:table-cell office:value-type="float" office:value="49.3469238281" calcext:value-type="float">
            <text:p>49.3469238281</text:p>
          </table:table-cell>
          <table:table-cell office:value-type="float" office:value="20.0378417969" calcext:value-type="float">
            <text:p>20.0378417969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42" calcext:value-type="float">
            <text:p>1603466152.42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62" calcext:value-type="float">
            <text:p>62</text:p>
          </table:table-cell>
          <table:table-cell office:value-type="float" office:value="-0.5" calcext:value-type="float">
            <text:p>-0.5</text:p>
          </table:table-cell>
          <table:table-cell office:value-type="float" office:value="-0.129638671875" calcext:value-type="float">
            <text:p>-0.129638671875</text:p>
          </table:table-cell>
          <table:table-cell office:value-type="float" office:value="100" calcext:value-type="float">
            <text:p>100</text:p>
          </table:table-cell>
          <table:table-cell office:value-type="float" office:value="-19" calcext:value-type="float">
            <text:p>-19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82.7789306641" calcext:value-type="float">
            <text:p>-82.77893066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.38091537" calcext:value-type="float">
            <text:p>23.38091537</text:p>
          </table:table-cell>
          <table:table-cell office:value-type="float" office:value="45.3094482422" calcext:value-type="float">
            <text:p>45.3094482422</text:p>
          </table:table-cell>
          <table:table-cell office:value-type="float" office:value="19.5892333984" calcext:value-type="float">
            <text:p>19.589233398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48" calcext:value-type="float">
            <text:p>1603466152.48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71" calcext:value-type="float">
            <text:p>71</text:p>
          </table:table-cell>
          <table:table-cell office:value-type="float" office:value="-0.5" calcext:value-type="float">
            <text:p>-0.5</text:p>
          </table:table-cell>
          <table:table-cell office:value-type="float" office:value="-0.043212890625" calcext:value-type="float">
            <text:p>-0.04321289062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76.4007568359" calcext:value-type="float">
            <text:p>-76.400756835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.2435205872" calcext:value-type="float">
            <text:p>24.2435205872</text:p>
          </table:table-cell>
          <table:table-cell office:value-type="float" office:value="45.1599121094" calcext:value-type="float">
            <text:p>45.1599121094</text:p>
          </table:table-cell>
          <table:table-cell office:value-type="float" office:value="20.3369140625" calcext:value-type="float">
            <text:p>20.336914062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53" calcext:value-type="float">
            <text:p>1603466152.53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222412109375" calcext:value-type="float">
            <text:p>0.222412109375</text:p>
          </table:table-cell>
          <table:table-cell office:value-type="float" office:value="100" calcext:value-type="float">
            <text:p>100</text:p>
          </table:table-cell>
          <table:table-cell office:value-type="float" office:value="-11" calcext:value-type="float">
            <text:p>-11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77.2399902344" calcext:value-type="float">
            <text:p>-77.23999023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.6685328739" calcext:value-type="float">
            <text:p>24.6685328739</text:p>
          </table:table-cell>
          <table:table-cell office:value-type="float" office:value="45.9075927734" calcext:value-type="float">
            <text:p>45.9075927734</text:p>
          </table:table-cell>
          <table:table-cell office:value-type="float" office:value="21.0845947266" calcext:value-type="float">
            <text:p>21.0845947266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03466152.58" calcext:value-type="float">
            <text:p>1603466152.58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89" calcext:value-type="float">
            <text:p>89</text:p>
          </table:table-cell>
          <table:table-cell office:value-type="float" office:value="-0.5" calcext:value-type="float">
            <text:p>-0.5</text:p>
          </table:table-cell>
          <table:table-cell office:value-type="float" office:value="0.013427734375" calcext:value-type="float">
            <text:p>0.013427734375</text:p>
          </table:table-cell>
          <table:table-cell office:value-type="float" office:value="101" calcext:value-type="float">
            <text:p>101</text:p>
          </table:table-cell>
          <table:table-cell office:value-type="float" office:value="-7" calcext:value-type="float">
            <text:p>-7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73.0056762695" calcext:value-type="float">
            <text:p>-73.005676269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.5650511771" calcext:value-type="float">
            <text:p>26.5650511771</text:p>
          </table:table-cell>
          <table:table-cell office:value-type="float" office:value="42.4682617188" calcext:value-type="float">
            <text:p>42.4682617188</text:p>
          </table:table-cell>
          <table:table-cell office:value-type="float" office:value="21.2341308594" calcext:value-type="float">
            <text:p>21.2341308594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2.64" calcext:value-type="float">
            <text:p>1603466152.64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-0.114501953125" calcext:value-type="float">
            <text:p>-0.11450195312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66.2612915039" calcext:value-type="float">
            <text:p>-66.261291503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.5820292078" calcext:value-type="float">
            <text:p>27.5820292078</text:p>
          </table:table-cell>
          <table:table-cell office:value-type="float" office:value="40.0756835938" calcext:value-type="float">
            <text:p>40.0756835938</text:p>
          </table:table-cell>
          <table:table-cell office:value-type="float" office:value="20.9350585938" calcext:value-type="float">
            <text:p>20.9350585938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2.69" calcext:value-type="float">
            <text:p>1603466152.69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104" calcext:value-type="float">
            <text:p>104</text:p>
          </table:table-cell>
          <table:table-cell office:value-type="float" office:value="-0.5" calcext:value-type="float">
            <text:p>-0.5</text:p>
          </table:table-cell>
          <table:table-cell office:value-type="float" office:value="0.124755859375" calcext:value-type="float">
            <text:p>0.124755859375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-73.5015869141" calcext:value-type="float">
            <text:p>-73.501586914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.2426806741" calcext:value-type="float">
            <text:p>30.2426806741</text:p>
          </table:table-cell>
          <table:table-cell office:value-type="float" office:value="38.7298583984" calcext:value-type="float">
            <text:p>38.7298583984</text:p>
          </table:table-cell>
          <table:table-cell office:value-type="float" office:value="22.5799560547" calcext:value-type="float">
            <text:p>22.5799560547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75" calcext:value-type="float">
            <text:p>1603466152.75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1123046875" calcext:value-type="float">
            <text:p>0.1123046875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76.7135620117" calcext:value-type="float">
            <text:p>-76.713562011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.425783802" calcext:value-type="float">
            <text:p>30.425783802</text:p>
          </table:table-cell>
          <table:table-cell office:value-type="float" office:value="37.6831054688" calcext:value-type="float">
            <text:p>37.6831054688</text:p>
          </table:table-cell>
          <table:table-cell office:value-type="float" office:value="22.1313476562" calcext:value-type="float">
            <text:p>22.1313476562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2.8" calcext:value-type="float">
            <text:p>1603466152.8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108" calcext:value-type="float">
            <text:p>108</text:p>
          </table:table-cell>
          <table:table-cell office:value-type="float" office:value="-0.5" calcext:value-type="float">
            <text:p>-0.5</text:p>
          </table:table-cell>
          <table:table-cell office:value-type="float" office:value="-0.072265625" calcext:value-type="float">
            <text:p>-0.072265625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-79.2694091797" calcext:value-type="float">
            <text:p>-79.269409179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.7919608094" calcext:value-type="float">
            <text:p>29.7919608094</text:p>
          </table:table-cell>
          <table:table-cell office:value-type="float" office:value="39.1784667969" calcext:value-type="float">
            <text:p>39.1784667969</text:p>
          </table:table-cell>
          <table:table-cell office:value-type="float" office:value="22.4304199219" calcext:value-type="float">
            <text:p>22.4304199219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85" calcext:value-type="float">
            <text:p>1603466152.85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0.0009765625" calcext:value-type="float">
            <text:p>-0.0009765625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93.7194824219" calcext:value-type="float">
            <text:p>-93.719482421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.13289586" calcext:value-type="float">
            <text:p>32.13289586</text:p>
          </table:table-cell>
          <table:table-cell office:value-type="float" office:value="36.1877441406" calcext:value-type="float">
            <text:p>36.1877441406</text:p>
          </table:table-cell>
          <table:table-cell office:value-type="float" office:value="22.7294921875" calcext:value-type="float">
            <text:p>22.7294921875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91" calcext:value-type="float">
            <text:p>1603466152.91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120849609375" calcext:value-type="float">
            <text:p>0.120849609375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-88.8977050781" calcext:value-type="float">
            <text:p>-88.897705078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.2065703151" calcext:value-type="float">
            <text:p>33.2065703151</text:p>
          </table:table-cell>
          <table:table-cell office:value-type="float" office:value="32.8979492188" calcext:value-type="float">
            <text:p>32.8979492188</text:p>
          </table:table-cell>
          <table:table-cell office:value-type="float" office:value="21.533203125" calcext:value-type="float">
            <text:p>21.533203125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2.96" calcext:value-type="float">
            <text:p>1603466152.96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0.0009765625" calcext:value-type="float">
            <text:p>-0.0009765625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07.116699219" calcext:value-type="float">
            <text:p>-107.11669921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.7807907511" calcext:value-type="float">
            <text:p>36.7807907511</text:p>
          </table:table-cell>
          <table:table-cell office:value-type="float" office:value="30.8044433594" calcext:value-type="float">
            <text:p>30.8044433594</text:p>
          </table:table-cell>
          <table:table-cell office:value-type="float" office:value="23.0285644531" calcext:value-type="float">
            <text:p>23.0285644531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01" calcext:value-type="float">
            <text:p>1603466153.01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10791015625" calcext:value-type="float">
            <text:p>0.10791015625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14.50958252" calcext:value-type="float">
            <text:p>-114.5095825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.0279423127" calcext:value-type="float">
            <text:p>35.0279423127</text:p>
          </table:table-cell>
          <table:table-cell office:value-type="float" office:value="32.0007324219" calcext:value-type="float">
            <text:p>32.0007324219</text:p>
          </table:table-cell>
          <table:table-cell office:value-type="float" office:value="22.4304199219" calcext:value-type="float">
            <text:p>22.4304199219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07" calcext:value-type="float">
            <text:p>1603466153.07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167724609375" calcext:value-type="float">
            <text:p>0.167724609375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-123.497009277" calcext:value-type="float">
            <text:p>-123.4970092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.3915356617" calcext:value-type="float">
            <text:p>38.3915356617</text:p>
          </table:table-cell>
          <table:table-cell office:value-type="float" office:value="27.3651123047" calcext:value-type="float">
            <text:p>27.3651123047</text:p>
          </table:table-cell>
          <table:table-cell office:value-type="float" office:value="21.6827392578" calcext:value-type="float">
            <text:p>21.6827392578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12" calcext:value-type="float">
            <text:p>1603466153.12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41.586303711" calcext:value-type="float">
            <text:p>-141.58630371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7.5525831498" calcext:value-type="float">
            <text:p>37.5525831498</text:p>
          </table:table-cell>
          <table:table-cell office:value-type="float" office:value="25.8697509766" calcext:value-type="float">
            <text:p>25.8697509766</text:p>
          </table:table-cell>
          <table:table-cell office:value-type="float" office:value="19.8883056641" calcext:value-type="float">
            <text:p>19.8883056641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18" calcext:value-type="float">
            <text:p>1603466153.18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105712890625" calcext:value-type="float">
            <text:p>-0.105712890625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-143.920898438" calcext:value-type="float">
            <text:p>-143.92089843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.1009075462" calcext:value-type="float">
            <text:p>40.1009075462</text:p>
          </table:table-cell>
          <table:table-cell office:value-type="float" office:value="22.7294921875" calcext:value-type="float">
            <text:p>22.7294921875</text:p>
          </table:table-cell>
          <table:table-cell office:value-type="float" office:value="19.140625" calcext:value-type="float">
            <text:p>19.140625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23" calcext:value-type="float">
            <text:p>1603466153.23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50.07019043" calcext:value-type="float">
            <text:p>-150.070190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.6743496696" calcext:value-type="float">
            <text:p>36.6743496696</text:p>
          </table:table-cell>
          <table:table-cell office:value-type="float" office:value="21.0845947266" calcext:value-type="float">
            <text:p>21.0845947266</text:p>
          </table:table-cell>
          <table:table-cell office:value-type="float" office:value="15.7012939453" calcext:value-type="float">
            <text:p>15.7012939453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28" calcext:value-type="float">
            <text:p>1603466153.28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304931640625" calcext:value-type="float">
            <text:p>0.304931640625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29.486083984" calcext:value-type="float">
            <text:p>-129.48608398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.3824194099" calcext:value-type="float">
            <text:p>39.3824194099</text:p>
          </table:table-cell>
          <table:table-cell office:value-type="float" office:value="20.0378417969" calcext:value-type="float">
            <text:p>20.0378417969</text:p>
          </table:table-cell>
          <table:table-cell office:value-type="float" office:value="16.4489746094" calcext:value-type="float">
            <text:p>16.4489746094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34" calcext:value-type="float">
            <text:p>1603466153.34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office:value-type="float" office:value="0.12451171875" calcext:value-type="float">
            <text:p>0.12451171875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-139.785766602" calcext:value-type="float">
            <text:p>-139.78576660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.5685920288" calcext:value-type="float">
            <text:p>37.5685920288</text:p>
          </table:table-cell>
          <table:table-cell office:value-type="float" office:value="19.4396972656" calcext:value-type="float">
            <text:p>19.4396972656</text:p>
          </table:table-cell>
          <table:table-cell office:value-type="float" office:value="14.9536132812" calcext:value-type="float">
            <text:p>14.9536132812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39" calcext:value-type="float">
            <text:p>1603466153.39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19091796875" calcext:value-type="float">
            <text:p>0.19091796875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37.817382812" calcext:value-type="float">
            <text:p>-137.81738281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.5268418873" calcext:value-type="float">
            <text:p>31.5268418873</text:p>
          </table:table-cell>
          <table:table-cell office:value-type="float" office:value="17.7947998047" calcext:value-type="float">
            <text:p>17.7947998047</text:p>
          </table:table-cell>
          <table:table-cell office:value-type="float" office:value="10.9161376953" calcext:value-type="float">
            <text:p>10.9161376953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44" calcext:value-type="float">
            <text:p>1603466153.44</text:p>
          </table:table-cell>
          <table:table-cell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22021484375" calcext:value-type="float">
            <text:p>-0.22021484375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-137.138366699" calcext:value-type="float">
            <text:p>-137.13836669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7.4075754378" calcext:value-type="float">
            <text:p>27.4075754378</text:p>
          </table:table-cell>
          <table:table-cell office:value-type="float" office:value="16.1499023438" calcext:value-type="float">
            <text:p>16.1499023438</text:p>
          </table:table-cell>
          <table:table-cell office:value-type="float" office:value="8.3740234375" calcext:value-type="float">
            <text:p>8.3740234375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5" calcext:value-type="float">
            <text:p>1603466153.5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44.157409668" calcext:value-type="float">
            <text:p>-144.15740966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.1706534119" calcext:value-type="float">
            <text:p>20.1706534119</text:p>
          </table:table-cell>
          <table:table-cell office:value-type="float" office:value="14.6545410156" calcext:value-type="float">
            <text:p>14.6545410156</text:p>
          </table:table-cell>
          <table:table-cell office:value-type="float" office:value="5.38330078125" calcext:value-type="float">
            <text:p>5.38330078125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55" calcext:value-type="float">
            <text:p>1603466153.55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61" calcext:value-type="float">
            <text:p>61</text:p>
          </table:table-cell>
          <table:table-cell office:value-type="float" office:value="-0.5" calcext:value-type="float">
            <text:p>-0.5</text:p>
          </table:table-cell>
          <table:table-cell office:value-type="float" office:value="-0.18896484375" calcext:value-type="float">
            <text:p>-0.18896484375</text:p>
          </table:table-cell>
          <table:table-cell office:value-type="float" office:value="113" calcext:value-type="float">
            <text:p>113</text:p>
          </table:table-cell>
          <table:table-cell office:value-type="float" office:value="-16" calcext:value-type="float">
            <text:p>-1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33.21685791" calcext:value-type="float">
            <text:p>-133.216857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.7247457227" calcext:value-type="float">
            <text:p>15.7247457227</text:p>
          </table:table-cell>
          <table:table-cell office:value-type="float" office:value="15.4022216797" calcext:value-type="float">
            <text:p>15.4022216797</text:p>
          </table:table-cell>
          <table:table-cell office:value-type="float" office:value="4.33654785156" calcext:value-type="float">
            <text:p>4.33654785156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6" calcext:value-type="float">
            <text:p>1603466153.6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58" calcext:value-type="float">
            <text:p>58</text:p>
          </table:table-cell>
          <table:table-cell office:value-type="float" office:value="-0.5" calcext:value-type="float">
            <text:p>-0.5</text:p>
          </table:table-cell>
          <table:table-cell office:value-type="float" office:value="0.0673828125" calcext:value-type="float">
            <text:p>0.0673828125</text:p>
          </table:table-cell>
          <table:table-cell office:value-type="float" office:value="114" calcext:value-type="float">
            <text:p>114</text:p>
          </table:table-cell>
          <table:table-cell office:value-type="float" office:value="-21" calcext:value-type="float">
            <text:p>-2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23.001098633" calcext:value-type="float">
            <text:p>-123.0010986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47489650625" calcext:value-type="float">
            <text:p>4.47489650625</text:p>
          </table:table-cell>
          <table:table-cell office:value-type="float" office:value="17.1966552734" calcext:value-type="float">
            <text:p>17.1966552734</text:p>
          </table:table-cell>
          <table:table-cell office:value-type="float" office:value="1.34582519531" calcext:value-type="float">
            <text:p>1.34582519531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66" calcext:value-type="float">
            <text:p>1603466153.66</text:p>
          </table:table-cell>
          <table:table-cell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office:value-type="float" office:value="53" calcext:value-type="float">
            <text:p>53</text:p>
          </table:table-cell>
          <table:table-cell office:value-type="float" office:value="-0.5" calcext:value-type="float">
            <text:p>-0.5</text:p>
          </table:table-cell>
          <table:table-cell office:value-type="float" office:value="-0.040283203125" calcext:value-type="float">
            <text:p>-0.040283203125</text:p>
          </table:table-cell>
          <table:table-cell office:value-type="float" office:value="115" calcext:value-type="float">
            <text:p>115</text:p>
          </table:table-cell>
          <table:table-cell office:value-type="float" office:value="-29" calcext:value-type="float">
            <text:p>-2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22.611999512" calcext:value-type="float">
            <text:p>-122.6119995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7655005518" calcext:value-type="float">
            <text:p>1.57655005518</text:p>
          </table:table-cell>
          <table:table-cell office:value-type="float" office:value="16.2994384766" calcext:value-type="float">
            <text:p>16.2994384766</text:p>
          </table:table-cell>
          <table:table-cell office:value-type="float" office:value="0.448608398438" calcext:value-type="float">
            <text:p>0.448608398438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3.71" calcext:value-type="float">
            <text:p>1603466153.71</text:p>
          </table:table-cell>
          <table:table-cell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14013671875" calcext:value-type="float">
            <text:p>-0.14013671875</text:p>
          </table:table-cell>
          <table:table-cell office:value-type="float" office:value="116" calcext:value-type="float">
            <text:p>116</text:p>
          </table:table-cell>
          <table:table-cell office:value-type="float" office:value="-37" calcext:value-type="float">
            <text:p>-3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20.582580566" calcext:value-type="float">
            <text:p>-120.58258056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0.286748975" calcext:value-type="float">
            <text:p>350.286748975</text:p>
          </table:table-cell>
          <table:table-cell office:value-type="float" office:value="16.5985107422" calcext:value-type="float">
            <text:p>16.5985107422</text:p>
          </table:table-cell>
          <table:table-cell office:value-type="float" office:value="-2.84118652344" calcext:value-type="float">
            <text:p>-2.84118652344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76" calcext:value-type="float">
            <text:p>1603466153.76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47" calcext:value-type="float">
            <text:p>47</text:p>
          </table:table-cell>
          <table:table-cell office:value-type="float" office:value="-0.5" calcext:value-type="float">
            <text:p>-0.5</text:p>
          </table:table-cell>
          <table:table-cell office:value-type="float" office:value="0.031982421875" calcext:value-type="float">
            <text:p>0.031982421875</text:p>
          </table:table-cell>
          <table:table-cell office:value-type="float" office:value="116" calcext:value-type="float">
            <text:p>116</text:p>
          </table:table-cell>
          <table:table-cell office:value-type="float" office:value="-40" calcext:value-type="float">
            <text:p>-4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114.418029785" calcext:value-type="float">
            <text:p>-114.41802978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7.932100438" calcext:value-type="float">
            <text:p>337.932100438</text:p>
          </table:table-cell>
          <table:table-cell office:value-type="float" office:value="16.5985107422" calcext:value-type="float">
            <text:p>16.5985107422</text:p>
          </table:table-cell>
          <table:table-cell office:value-type="float" office:value="-6.72912597656" calcext:value-type="float">
            <text:p>-6.72912597656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82" calcext:value-type="float">
            <text:p>1603466153.82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44" calcext:value-type="float">
            <text:p>44</text:p>
          </table:table-cell>
          <table:table-cell office:value-type="float" office:value="-0.5" calcext:value-type="float">
            <text:p>-0.5</text:p>
          </table:table-cell>
          <table:table-cell office:value-type="float" office:value="-0.118408203125" calcext:value-type="float">
            <text:p>-0.118408203125</text:p>
          </table:table-cell>
          <table:table-cell office:value-type="float" office:value="117" calcext:value-type="float">
            <text:p>117</text:p>
          </table:table-cell>
          <table:table-cell office:value-type="float" office:value="-40" calcext:value-type="float">
            <text:p>-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118.865966797" calcext:value-type="float">
            <text:p>-118.86596679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8.702645951" calcext:value-type="float">
            <text:p>338.702645951</text:p>
          </table:table-cell>
          <table:table-cell office:value-type="float" office:value="17.6452636719" calcext:value-type="float">
            <text:p>17.6452636719</text:p>
          </table:table-cell>
          <table:table-cell office:value-type="float" office:value="-6.87866210938" calcext:value-type="float">
            <text:p>-6.87866210938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3.87" calcext:value-type="float">
            <text:p>1603466153.87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2802734375" calcext:value-type="float">
            <text:p>0.2802734375</text:p>
          </table:table-cell>
          <table:table-cell office:value-type="float" office:value="118" calcext:value-type="float">
            <text:p>118</text:p>
          </table:table-cell>
          <table:table-cell office:value-type="float" office:value="-40" calcext:value-type="float">
            <text:p>-4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108.711242676" calcext:value-type="float">
            <text:p>-108.71124267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1.041816595" calcext:value-type="float">
            <text:p>341.041816595</text:p>
          </table:table-cell>
          <table:table-cell office:value-type="float" office:value="19.5892333984" calcext:value-type="float">
            <text:p>19.5892333984</text:p>
          </table:table-cell>
          <table:table-cell office:value-type="float" office:value="-6.72912597656" calcext:value-type="float">
            <text:p>-6.72912597656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3.92" calcext:value-type="float">
            <text:p>1603466153.92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</text:p>
          </table:table-cell>
          <table:table-cell office:value-type="float" office:value="-0.101806640625" calcext:value-type="float">
            <text:p>-0.101806640625</text:p>
          </table:table-cell>
          <table:table-cell office:value-type="float" office:value="118" calcext:value-type="float">
            <text:p>118</text:p>
          </table:table-cell>
          <table:table-cell office:value-type="float" office:value="-39" calcext:value-type="float">
            <text:p>-3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91.2857055664" calcext:value-type="float">
            <text:p>-91.285705566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8.263185503" calcext:value-type="float">
            <text:p>338.263185503</text:p>
          </table:table-cell>
          <table:table-cell office:value-type="float" office:value="22.8790283203" calcext:value-type="float">
            <text:p>22.8790283203</text:p>
          </table:table-cell>
          <table:table-cell office:value-type="float" office:value="-9.12170410156" calcext:value-type="float">
            <text:p>-9.12170410156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3.98" calcext:value-type="float">
            <text:p>1603466153.98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053955078125" calcext:value-type="float">
            <text:p>-0.053955078125</text:p>
          </table:table-cell>
          <table:table-cell office:value-type="float" office:value="119" calcext:value-type="float">
            <text:p>119</text:p>
          </table:table-cell>
          <table:table-cell office:value-type="float" office:value="-38" calcext:value-type="float">
            <text:p>-38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-71.8612670898" calcext:value-type="float">
            <text:p>-71.861267089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2.818888915" calcext:value-type="float">
            <text:p>332.818888915</text:p>
          </table:table-cell>
          <table:table-cell office:value-type="float" office:value="22.1313476562" calcext:value-type="float">
            <text:p>22.1313476562</text:p>
          </table:table-cell>
          <table:table-cell office:value-type="float" office:value="-11.3647460938" calcext:value-type="float">
            <text:p>-11.3647460938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4.03" calcext:value-type="float">
            <text:p>1603466154.03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56" calcext:value-type="float">
            <text:p>56</text:p>
          </table:table-cell>
          <table:table-cell office:value-type="float" office:value="-0.5" calcext:value-type="float">
            <text:p>-0.5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119" calcext:value-type="float">
            <text:p>119</text:p>
          </table:table-cell>
          <table:table-cell office:value-type="float" office:value="-35" calcext:value-type="float">
            <text:p>-35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-93.9254760742" calcext:value-type="float">
            <text:p>-93.925476074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8.920960365" calcext:value-type="float">
            <text:p>328.920960365</text:p>
          </table:table-cell>
          <table:table-cell office:value-type="float" office:value="21.8322753906" calcext:value-type="float">
            <text:p>21.8322753906</text:p>
          </table:table-cell>
          <table:table-cell office:value-type="float" office:value="-13.1591796875" calcext:value-type="float">
            <text:p>-13.1591796875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03466154.08" calcext:value-type="float">
            <text:p>1603466154.08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04345703125" calcext:value-type="float">
            <text:p>-0.04345703125</text:p>
          </table:table-cell>
          <table:table-cell office:value-type="float" office:value="120" calcext:value-type="float">
            <text:p>120</text:p>
          </table:table-cell>
          <table:table-cell office:value-type="float" office:value="-32" calcext:value-type="float">
            <text:p>-32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-86.2503051758" calcext:value-type="float">
            <text:p>-86.250305175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0.407703641" calcext:value-type="float">
            <text:p>330.407703641</text:p>
          </table:table-cell>
          <table:table-cell office:value-type="float" office:value="24.2248535156" calcext:value-type="float">
            <text:p>24.2248535156</text:p>
          </table:table-cell>
          <table:table-cell office:value-type="float" office:value="-13.7573242188" calcext:value-type="float">
            <text:p>-13.7573242188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4.14" calcext:value-type="float">
            <text:p>1603466154.14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68" calcext:value-type="float">
            <text:p>68</text:p>
          </table:table-cell>
          <table:table-cell office:value-type="float" office:value="-0.5" calcext:value-type="float">
            <text:p>-0.5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120" calcext:value-type="float">
            <text:p>120</text:p>
          </table:table-cell>
          <table:table-cell office:value-type="float" office:value="-28" calcext:value-type="float">
            <text:p>-28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-83.9462280273" calcext:value-type="float">
            <text:p>-83.946228027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1.578790775" calcext:value-type="float">
            <text:p>331.578790775</text:p>
          </table:table-cell>
          <table:table-cell office:value-type="float" office:value="25.4211425781" calcext:value-type="float">
            <text:p>25.4211425781</text:p>
          </table:table-cell>
          <table:table-cell office:value-type="float" office:value="-13.7573242188" calcext:value-type="float">
            <text:p>-13.7573242188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3466154.19" calcext:value-type="float">
            <text:p>1603466154.19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010009765625" calcext:value-type="float">
            <text:p>0.010009765625</text:p>
          </table:table-cell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-85.0982666016" calcext:value-type="float">
            <text:p>-85.09826660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4.525011821" calcext:value-type="float">
            <text:p>334.525011821</text:p>
          </table:table-cell>
          <table:table-cell office:value-type="float" office:value="28.5614013672" calcext:value-type="float">
            <text:p>28.5614013672</text:p>
          </table:table-cell>
          <table:table-cell office:value-type="float" office:value="-13.6077880859" calcext:value-type="float">
            <text:p>-13.6077880859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03466154.24" calcext:value-type="float">
            <text:p>1603466154.24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82" calcext:value-type="float">
            <text:p>82</text:p>
          </table:table-cell>
          <table:table-cell office:value-type="float" office:value="-0.5" calcext:value-type="float">
            <text:p>-0.5</text:p>
          </table:table-cell>
          <table:table-cell office:value-type="float" office:value="0.1005859375" calcext:value-type="float">
            <text:p>0.1005859375</text:p>
          </table:table-cell>
          <table:table-cell office:value-type="float" office:value="121" calcext:value-type="float">
            <text:p>121</text:p>
          </table:table-cell>
          <table:table-cell office:value-type="float" office:value="-22" calcext:value-type="float">
            <text:p>-22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-72.9522705078" calcext:value-type="float">
            <text:p>-72.952270507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1.529529744" calcext:value-type="float">
            <text:p>331.529529744</text:p>
          </table:table-cell>
          <table:table-cell office:value-type="float" office:value="30.0567626953" calcext:value-type="float">
            <text:p>30.0567626953</text:p>
          </table:table-cell>
          <table:table-cell office:value-type="float" office:value="-16.2994384766" calcext:value-type="float">
            <text:p>-16.2994384766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17:28:29.943406633</dc:date>
    <meta:editing-duration>PT1M47S</meta:editing-duration>
    <meta:editing-cycles>1</meta:editing-cycles>
    <meta:document-statistic meta:table-count="1" meta:cell-count="449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5cm" svg:height="11.954cm" xlink:href=".." xlink:type="simple" chart:class="chart:scatter" chart:style-name="ch1">
        <chart:legend chart:legend-position="end" svg:x="12.934cm" svg:y="5.678cm" style:legend-expansion="high" chart:style-name="ch2"/>
        <chart:plot-area chart:style-name="ch3" table:cell-range-address="trace.T1:trace.U195" chart:data-source-has-labels="row" svg:x="0.287cm" svg:y="0.239cm" svg:width="12.36cm" svg:height="11.476cm">
          <chartooo:coordinate-region svg:x="1.014cm" svg:y="0.438cm" svg:width="11.446cm" svg:height="11.0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ce.U2:trace.U195" chart:label-cell-address="trace.U1:trace.U1" chart:class="chart:scatter">
            <chart:domain table:cell-range-address="trace.T2:trace.T195"/>
            <chart:data-point chart:repeated="182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m_x</text:p>
                <draw:g>
                  <svg:desc>trace.U1:trace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2062988281">
                <text:p>30.2062988281</text:p>
                <draw:g>
                  <svg:desc>trace.T2:trace.T195</svg:desc>
                </draw:g>
              </table:table-cell>
              <table:table-cell office:value-type="float" office:value="-15.2526855469">
                <text:p>-15.2526855469</text:p>
                <draw:g>
                  <svg:desc>trace.U2:trace.U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9539794922">
                <text:p>30.9539794922</text:p>
              </table:table-cell>
              <table:table-cell office:value-type="float" office:value="-13.3087158203">
                <text:p>-13.3087158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0100097656">
                <text:p>29.0100097656</text:p>
              </table:table-cell>
              <table:table-cell office:value-type="float" office:value="-17.0471191406">
                <text:p>-17.0471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1595458984">
                <text:p>29.1595458984</text:p>
              </table:table-cell>
              <table:table-cell office:value-type="float" office:value="-16.2994384766">
                <text:p>-16.2994384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03515625">
                <text:p>31.103515625</text:p>
              </table:table-cell>
              <table:table-cell office:value-type="float" office:value="-17.9443359375">
                <text:p>-17.94433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3465576172">
                <text:p>33.3465576172</text:p>
              </table:table-cell>
              <table:table-cell office:value-type="float" office:value="-15.7012939453">
                <text:p>-15.7012939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437744141">
                <text:p>34.2437744141</text:p>
              </table:table-cell>
              <table:table-cell office:value-type="float" office:value="-16.2994384766">
                <text:p>-16.299438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0289306641">
                <text:p>39.0289306641</text:p>
              </table:table-cell>
              <table:table-cell office:value-type="float" office:value="-16.8975830078">
                <text:p>-16.8975830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784667969">
                <text:p>39.1784667969</text:p>
              </table:table-cell>
              <table:table-cell office:value-type="float" office:value="-16.748046875">
                <text:p>-16.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710449219">
                <text:p>41.5710449219</text:p>
              </table:table-cell>
              <table:table-cell office:value-type="float" office:value="-17.0471191406">
                <text:p>-17.0471191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7673339844">
                <text:p>42.7673339844</text:p>
              </table:table-cell>
              <table:table-cell office:value-type="float" office:value="-14.9536132812">
                <text:p>-14.9536132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5150146484">
                <text:p>43.5150146484</text:p>
              </table:table-cell>
              <table:table-cell office:value-type="float" office:value="-15.7012939453">
                <text:p>-15.7012939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010986328">
                <text:p>48.0010986328</text:p>
              </table:table-cell>
              <table:table-cell office:value-type="float" office:value="-13.0096435547">
                <text:p>-13.0096435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0478515625">
                <text:p>49.0478515625</text:p>
              </table:table-cell>
              <table:table-cell office:value-type="float" office:value="-11.0656738281">
                <text:p>-11.0656738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7395019531">
                <text:p>51.7395019531</text:p>
              </table:table-cell>
              <table:table-cell office:value-type="float" office:value="-9.86938476562">
                <text:p>-9.86938476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0385742188">
                <text:p>52.0385742188</text:p>
              </table:table-cell>
              <table:table-cell office:value-type="float" office:value="-7.77587890625">
                <text:p>-7.77587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1320800781">
                <text:p>54.1320800781</text:p>
              </table:table-cell>
              <table:table-cell office:value-type="float" office:value="-4.78515625">
                <text:p>-4.78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8237304688">
                <text:p>56.8237304688</text:p>
              </table:table-cell>
              <table:table-cell office:value-type="float" office:value="-0.897216796875">
                <text:p>-0.8972167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2255859375">
                <text:p>56.2255859375</text:p>
              </table:table-cell>
              <table:table-cell office:value-type="float" office:value="1.79443359375">
                <text:p>1.7944335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1788330078">
                <text:p>55.1788330078</text:p>
              </table:table-cell>
              <table:table-cell office:value-type="float" office:value="2.84118652344">
                <text:p>2.84118652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4311523438">
                <text:p>54.4311523438</text:p>
              </table:table-cell>
              <table:table-cell office:value-type="float" office:value="6.28051757812">
                <text:p>6.28051757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4779052734">
                <text:p>55.4779052734</text:p>
              </table:table-cell>
              <table:table-cell office:value-type="float" office:value="7.32727050781">
                <text:p>7.32727050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3283691406">
                <text:p>55.3283691406</text:p>
              </table:table-cell>
              <table:table-cell office:value-type="float" office:value="10.7666015625">
                <text:p>10.766601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8797607422">
                <text:p>54.8797607422</text:p>
              </table:table-cell>
              <table:table-cell office:value-type="float" office:value="12.4114990234">
                <text:p>12.4114990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2908935547">
                <text:p>51.2908935547</text:p>
              </table:table-cell>
              <table:table-cell office:value-type="float" office:value="13.0096435547">
                <text:p>13.0096435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6927490234">
                <text:p>50.6927490234</text:p>
              </table:table-cell>
              <table:table-cell office:value-type="float" office:value="15.4022216797">
                <text:p>15.4022216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0478515625">
                <text:p>49.0478515625</text:p>
              </table:table-cell>
              <table:table-cell office:value-type="float" office:value="17.9443359375">
                <text:p>17.94433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7955322266">
                <text:p>49.7955322266</text:p>
              </table:table-cell>
              <table:table-cell office:value-type="float" office:value="20.1873779297">
                <text:p>20.1873779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020263672">
                <text:p>47.7020263672</text:p>
              </table:table-cell>
              <table:table-cell office:value-type="float" office:value="22.5799560547">
                <text:p>22.5799560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3562011719">
                <text:p>46.3562011719</text:p>
              </table:table-cell>
              <table:table-cell office:value-type="float" office:value="19.7387695312">
                <text:p>19.7387695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626953125">
                <text:p>44.2626953125</text:p>
              </table:table-cell>
              <table:table-cell office:value-type="float" office:value="20.9350585938">
                <text:p>20.9350585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06640625">
                <text:p>43.06640625</text:p>
              </table:table-cell>
              <table:table-cell office:value-type="float" office:value="21.8322753906">
                <text:p>21.8322753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06640625">
                <text:p>43.06640625</text:p>
              </table:table-cell>
              <table:table-cell office:value-type="float" office:value="21.8322753906">
                <text:p>21.8322753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4682617188">
                <text:p>42.4682617188</text:p>
              </table:table-cell>
              <table:table-cell office:value-type="float" office:value="23.0285644531">
                <text:p>23.0285644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28125">
                <text:p>38.28125</text:p>
              </table:table-cell>
              <table:table-cell office:value-type="float" office:value="21.8322753906">
                <text:p>21.8322753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9821777344">
                <text:p>37.9821777344</text:p>
              </table:table-cell>
              <table:table-cell office:value-type="float" office:value="20.3369140625">
                <text:p>20.3369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5335693359">
                <text:p>37.5335693359</text:p>
              </table:table-cell>
              <table:table-cell office:value-type="float" office:value="23.1781005859">
                <text:p>23.17810058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335693359">
                <text:p>37.5335693359</text:p>
              </table:table-cell>
              <table:table-cell office:value-type="float" office:value="23.7762451172">
                <text:p>23.7762451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888671875">
                <text:p>35.888671875</text:p>
              </table:table-cell>
              <table:table-cell office:value-type="float" office:value="22.1313476562">
                <text:p>22.1313476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2437744141">
                <text:p>34.2437744141</text:p>
              </table:table-cell>
              <table:table-cell office:value-type="float" office:value="23.7762451172">
                <text:p>23.7762451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5988769531">
                <text:p>32.5988769531</text:p>
              </table:table-cell>
              <table:table-cell office:value-type="float" office:value="21.8322753906">
                <text:p>21.8322753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8511962891">
                <text:p>31.8511962891</text:p>
              </table:table-cell>
              <table:table-cell office:value-type="float" office:value="22.5799560547">
                <text:p>22.5799560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6641845703">
                <text:p>27.6641845703</text:p>
              </table:table-cell>
              <table:table-cell office:value-type="float" office:value="21.9818115234">
                <text:p>21.9818115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8697509766">
                <text:p>25.8697509766</text:p>
              </table:table-cell>
              <table:table-cell office:value-type="float" office:value="19.5892333984">
                <text:p>19.5892333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799560547">
                <text:p>22.5799560547</text:p>
              </table:table-cell>
              <table:table-cell office:value-type="float" office:value="19.2901611328">
                <text:p>19.2901611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8322753906">
                <text:p>21.8322753906</text:p>
              </table:table-cell>
              <table:table-cell office:value-type="float" office:value="17.9443359375">
                <text:p>17.9443359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5892333984">
                <text:p>19.5892333984</text:p>
              </table:table-cell>
              <table:table-cell office:value-type="float" office:value="17.4957275391">
                <text:p>17.4957275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4957275391">
                <text:p>17.4957275391</text:p>
              </table:table-cell>
              <table:table-cell office:value-type="float" office:value="11.8133544922">
                <text:p>11.8133544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748046875">
                <text:p>16.748046875</text:p>
              </table:table-cell>
              <table:table-cell office:value-type="float" office:value="8.67309570312">
                <text:p>8.67309570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8508300781">
                <text:p>15.8508300781</text:p>
              </table:table-cell>
              <table:table-cell office:value-type="float" office:value="6.87866210938">
                <text:p>6.87866210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461914062">
                <text:p>17.3461914062</text:p>
              </table:table-cell>
              <table:table-cell office:value-type="float" office:value="4.48608398438">
                <text:p>4.48608398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0471191406">
                <text:p>17.0471191406</text:p>
              </table:table-cell>
              <table:table-cell office:value-type="float" office:value="2.99072265625">
                <text:p>2.9907226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489746094">
                <text:p>16.4489746094</text:p>
              </table:table-cell>
              <table:table-cell office:value-type="float" office:value="-0.299072265625">
                <text:p>-0.2990722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3461914062">
                <text:p>17.3461914062</text:p>
              </table:table-cell>
              <table:table-cell office:value-type="float" office:value="-3.5888671875">
                <text:p>-3.58886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012939453">
                <text:p>15.7012939453</text:p>
              </table:table-cell>
              <table:table-cell office:value-type="float" office:value="-4.63562011719">
                <text:p>-4.63562011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9443359375">
                <text:p>17.9443359375</text:p>
              </table:table-cell>
              <table:table-cell office:value-type="float" office:value="-6.28051757812">
                <text:p>-6.280517578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40625">
                <text:p>19.140625</text:p>
              </table:table-cell>
              <table:table-cell office:value-type="float" office:value="-5.9814453125">
                <text:p>-5.981445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8322753906">
                <text:p>21.8322753906</text:p>
              </table:table-cell>
              <table:table-cell office:value-type="float" office:value="-8.67309570312">
                <text:p>-8.67309570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8322753906">
                <text:p>21.8322753906</text:p>
              </table:table-cell>
              <table:table-cell office:value-type="float" office:value="-8.67309570312">
                <text:p>-8.67309570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533203125">
                <text:p>21.533203125</text:p>
              </table:table-cell>
              <table:table-cell office:value-type="float" office:value="-11.0656738281">
                <text:p>-11.0656738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5239257812">
                <text:p>24.5239257812</text:p>
              </table:table-cell>
              <table:table-cell office:value-type="float" office:value="-13.7573242188">
                <text:p>-13.7573242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318359375">
                <text:p>26.318359375</text:p>
              </table:table-cell>
              <table:table-cell office:value-type="float" office:value="-13.4582519531">
                <text:p>-13.4582519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.6081542969">
                <text:p>29.6081542969</text:p>
              </table:table-cell>
              <table:table-cell office:value-type="float" office:value="-13.4582519531">
                <text:p>-13.4582519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7576904297">
                <text:p>29.7576904297</text:p>
              </table:table-cell>
              <table:table-cell office:value-type="float" office:value="-15.1031494141">
                <text:p>-15.1031494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6081542969">
                <text:p>29.6081542969</text:p>
              </table:table-cell>
              <table:table-cell office:value-type="float" office:value="-16.748046875">
                <text:p>-16.748046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3558349609">
                <text:p>30.3558349609</text:p>
              </table:table-cell>
              <table:table-cell office:value-type="float" office:value="-17.1966552734">
                <text:p>-17.1966552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.2530517578">
                <text:p>31.2530517578</text:p>
              </table:table-cell>
              <table:table-cell office:value-type="float" office:value="-17.1966552734">
                <text:p>-17.19665527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5988769531">
                <text:p>32.5988769531</text:p>
              </table:table-cell>
              <table:table-cell office:value-type="float" office:value="-16.4489746094">
                <text:p>-16.44897460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7951660156">
                <text:p>33.7951660156</text:p>
              </table:table-cell>
              <table:table-cell office:value-type="float" office:value="-17.0471191406">
                <text:p>-17.0471191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1970214844">
                <text:p>33.1970214844</text:p>
              </table:table-cell>
              <table:table-cell office:value-type="float" office:value="-16.748046875">
                <text:p>-16.7480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6923828125">
                <text:p>34.6923828125</text:p>
              </table:table-cell>
              <table:table-cell office:value-type="float" office:value="-19.4396972656">
                <text:p>-19.4396972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4868164062">
                <text:p>36.4868164062</text:p>
              </table:table-cell>
              <table:table-cell office:value-type="float" office:value="-16.4489746094">
                <text:p>-16.4489746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5335693359">
                <text:p>37.5335693359</text:p>
              </table:table-cell>
              <table:table-cell office:value-type="float" office:value="-16.8975830078">
                <text:p>-16.89758300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.5242919922">
                <text:p>40.5242919922</text:p>
              </table:table-cell>
              <table:table-cell office:value-type="float" office:value="-16.0003662109">
                <text:p>-16.0003662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.06640625">
                <text:p>43.06640625</text:p>
              </table:table-cell>
              <table:table-cell office:value-type="float" office:value="-15.5517578125">
                <text:p>-15.551757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.3654785156">
                <text:p>43.3654785156</text:p>
              </table:table-cell>
              <table:table-cell office:value-type="float" office:value="-16.4489746094">
                <text:p>-16.4489746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.8048095703">
                <text:p>46.8048095703</text:p>
              </table:table-cell>
              <table:table-cell office:value-type="float" office:value="-15.1031494141">
                <text:p>-15.1031494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3562011719">
                <text:p>46.3562011719</text:p>
              </table:table-cell>
              <table:table-cell office:value-type="float" office:value="-13.4582519531">
                <text:p>-13.45825195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9450683594">
                <text:p>49.9450683594</text:p>
              </table:table-cell>
              <table:table-cell office:value-type="float" office:value="-10.4675292969">
                <text:p>-10.4675292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4871826172">
                <text:p>52.4871826172</text:p>
              </table:table-cell>
              <table:table-cell office:value-type="float" office:value="-8.22448730469">
                <text:p>-8.224487304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3843994141">
                <text:p>53.3843994141</text:p>
              </table:table-cell>
              <table:table-cell office:value-type="float" office:value="-6.43005371094">
                <text:p>-6.43005371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6274414062">
                <text:p>55.6274414062</text:p>
              </table:table-cell>
              <table:table-cell office:value-type="float" office:value="-3.88793945312">
                <text:p>-3.887939453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.9732666016">
                <text:p>56.9732666016</text:p>
              </table:table-cell>
              <table:table-cell office:value-type="float" office:value="-0.448608398438">
                <text:p>-0.4486083984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9265136719">
                <text:p>55.926513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4779052734">
                <text:p>55.4779052734</text:p>
              </table:table-cell>
              <table:table-cell office:value-type="float" office:value="2.84118652344">
                <text:p>2.84118652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4779052734">
                <text:p>55.4779052734</text:p>
              </table:table-cell>
              <table:table-cell office:value-type="float" office:value="5.53283691406">
                <text:p>5.53283691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.2255859375">
                <text:p>56.2255859375</text:p>
              </table:table-cell>
              <table:table-cell office:value-type="float" office:value="7.77587890625">
                <text:p>7.77587890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1788330078">
                <text:p>55.1788330078</text:p>
              </table:table-cell>
              <table:table-cell office:value-type="float" office:value="10.6170654297">
                <text:p>10.61706542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.8890380859">
                <text:p>51.8890380859</text:p>
              </table:table-cell>
              <table:table-cell office:value-type="float" office:value="13.0096435547">
                <text:p>13.0096435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5339355469">
                <text:p>53.5339355469</text:p>
              </table:table-cell>
              <table:table-cell office:value-type="float" office:value="14.0563964844">
                <text:p>14.0563964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.1881103516">
                <text:p>52.1881103516</text:p>
              </table:table-cell>
              <table:table-cell office:value-type="float" office:value="15.7012939453">
                <text:p>15.7012939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6459960938">
                <text:p>49.6459960938</text:p>
              </table:table-cell>
              <table:table-cell office:value-type="float" office:value="17.9443359375">
                <text:p>17.944335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.7487792969">
                <text:p>48.7487792969</text:p>
              </table:table-cell>
              <table:table-cell office:value-type="float" office:value="18.2434082031">
                <text:p>18.2434082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8048095703">
                <text:p>46.8048095703</text:p>
              </table:table-cell>
              <table:table-cell office:value-type="float" office:value="18.9910888672">
                <text:p>18.9910888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3562011719">
                <text:p>46.3562011719</text:p>
              </table:table-cell>
              <table:table-cell office:value-type="float" office:value="20.6359863281">
                <text:p>20.6359863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3562011719">
                <text:p>46.3562011719</text:p>
              </table:table-cell>
              <table:table-cell office:value-type="float" office:value="21.2341308594">
                <text:p>21.2341308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9168701172">
                <text:p>42.9168701172</text:p>
              </table:table-cell>
              <table:table-cell office:value-type="float" office:value="20.4864501953">
                <text:p>20.486450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4682617188">
                <text:p>42.4682617188</text:p>
              </table:table-cell>
              <table:table-cell office:value-type="float" office:value="22.4304199219">
                <text:p>22.4304199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.1691894531">
                <text:p>42.1691894531</text:p>
              </table:table-cell>
              <table:table-cell office:value-type="float" office:value="22.1313476562">
                <text:p>22.1313476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.6270751953">
                <text:p>39.6270751953</text:p>
              </table:table-cell>
              <table:table-cell office:value-type="float" office:value="21.6827392578">
                <text:p>21.6827392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.5803222656">
                <text:p>38.5803222656</text:p>
              </table:table-cell>
              <table:table-cell office:value-type="float" office:value="22.1313476562">
                <text:p>22.13134765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.0382080078">
                <text:p>36.0382080078</text:p>
              </table:table-cell>
              <table:table-cell office:value-type="float" office:value="22.8790283203">
                <text:p>22.87902832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888671875">
                <text:p>35.888671875</text:p>
              </table:table-cell>
              <table:table-cell office:value-type="float" office:value="21.8322753906">
                <text:p>21.8322753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.8419189453">
                <text:p>34.8419189453</text:p>
              </table:table-cell>
              <table:table-cell office:value-type="float" office:value="24.3743896484">
                <text:p>24.37438964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49609375">
                <text:p>33.49609375</text:p>
              </table:table-cell>
              <table:table-cell office:value-type="float" office:value="21.2341308594">
                <text:p>21.2341308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3090820312">
                <text:p>29.3090820312</text:p>
              </table:table-cell>
              <table:table-cell office:value-type="float" office:value="20.3369140625">
                <text:p>20.336914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127929688">
                <text:p>28.1127929688</text:p>
              </table:table-cell>
              <table:table-cell office:value-type="float" office:value="21.533203125">
                <text:p>21.5332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2716064453">
                <text:p>25.2716064453</text:p>
              </table:table-cell>
              <table:table-cell office:value-type="float" office:value="21.3836669922">
                <text:p>21.38366699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92578125">
                <text:p>23.92578125</text:p>
              </table:table-cell>
              <table:table-cell office:value-type="float" office:value="19.7387695312">
                <text:p>19.7387695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322753906">
                <text:p>21.8322753906</text:p>
              </table:table-cell>
              <table:table-cell office:value-type="float" office:value="17.0471191406">
                <text:p>17.0471191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7387695312">
                <text:p>19.7387695312</text:p>
              </table:table-cell>
              <table:table-cell office:value-type="float" office:value="14.9536132812">
                <text:p>14.9536132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7947998047">
                <text:p>17.7947998047</text:p>
              </table:table-cell>
              <table:table-cell office:value-type="float" office:value="13.3087158203">
                <text:p>13.30871582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938720703">
                <text:p>18.0938720703</text:p>
              </table:table-cell>
              <table:table-cell office:value-type="float" office:value="11.5142822266">
                <text:p>11.51428222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1031494141">
                <text:p>15.1031494141</text:p>
              </table:table-cell>
              <table:table-cell office:value-type="float" office:value="7.32727050781">
                <text:p>7.32727050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2526855469">
                <text:p>15.2526855469</text:p>
              </table:table-cell>
              <table:table-cell office:value-type="float" office:value="7.47680664062">
                <text:p>7.47680664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1499023438">
                <text:p>16.1499023438</text:p>
              </table:table-cell>
              <table:table-cell office:value-type="float" office:value="3.88793945312">
                <text:p>3.88793945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0471191406">
                <text:p>17.0471191406</text:p>
              </table:table-cell>
              <table:table-cell office:value-type="float" office:value="1.79443359375">
                <text:p>1.7944335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1966552734">
                <text:p>17.1966552734</text:p>
              </table:table-cell>
              <table:table-cell office:value-type="float" office:value="0.149536132812">
                <text:p>0.1495361328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3461914062">
                <text:p>17.3461914062</text:p>
              </table:table-cell>
              <table:table-cell office:value-type="float" office:value="-3.88793945312">
                <text:p>-3.887939453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9443359375">
                <text:p>17.9443359375</text:p>
              </table:table-cell>
              <table:table-cell office:value-type="float" office:value="-4.78515625">
                <text:p>-4.7851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140625">
                <text:p>19.140625</text:p>
              </table:table-cell>
              <table:table-cell office:value-type="float" office:value="-6.28051757812">
                <text:p>-6.280517578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4864501953">
                <text:p>20.4864501953</text:p>
              </table:table-cell>
              <table:table-cell office:value-type="float" office:value="-8.22448730469">
                <text:p>-8.224487304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4864501953">
                <text:p>20.4864501953</text:p>
              </table:table-cell>
              <table:table-cell office:value-type="float" office:value="-10.3179931641">
                <text:p>-10.31799316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5799560547">
                <text:p>22.5799560547</text:p>
              </table:table-cell>
              <table:table-cell office:value-type="float" office:value="-10.9161376953">
                <text:p>-10.91613769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2808837891">
                <text:p>22.2808837891</text:p>
              </table:table-cell>
              <table:table-cell office:value-type="float" office:value="-11.8133544922">
                <text:p>-11.8133544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7202148438">
                <text:p>25.7202148438</text:p>
              </table:table-cell>
              <table:table-cell office:value-type="float" office:value="-11.3647460938">
                <text:p>-11.3647460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6174316406">
                <text:p>26.6174316406</text:p>
              </table:table-cell>
              <table:table-cell office:value-type="float" office:value="-13.4582519531">
                <text:p>-13.4582519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1127929688">
                <text:p>28.1127929688</text:p>
              </table:table-cell>
              <table:table-cell office:value-type="float" office:value="-14.0563964844">
                <text:p>-14.0563964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0100097656">
                <text:p>29.0100097656</text:p>
              </table:table-cell>
              <table:table-cell office:value-type="float" office:value="-16.1499023438">
                <text:p>-16.1499023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7576904297">
                <text:p>29.7576904297</text:p>
              </table:table-cell>
              <table:table-cell office:value-type="float" office:value="-17.1966552734">
                <text:p>-17.19665527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.5053710938">
                <text:p>30.5053710938</text:p>
              </table:table-cell>
              <table:table-cell office:value-type="float" office:value="-16.748046875">
                <text:p>-16.7480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0474853516">
                <text:p>33.0474853516</text:p>
              </table:table-cell>
              <table:table-cell office:value-type="float" office:value="-15.4022216797">
                <text:p>-15.40222167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5428466797">
                <text:p>34.5428466797</text:p>
              </table:table-cell>
              <table:table-cell office:value-type="float" office:value="-16.2994384766">
                <text:p>-16.2994384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6456298828">
                <text:p>33.6456298828</text:p>
              </table:table-cell>
              <table:table-cell office:value-type="float" office:value="-18.3929443359">
                <text:p>-18.39294433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888671875">
                <text:p>35.888671875</text:p>
              </table:table-cell>
              <table:table-cell office:value-type="float" office:value="-17.7947998047">
                <text:p>-17.7947998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1877441406">
                <text:p>36.1877441406</text:p>
              </table:table-cell>
              <table:table-cell office:value-type="float" office:value="-17.6452636719">
                <text:p>-17.6452636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.6270751953">
                <text:p>39.6270751953</text:p>
              </table:table-cell>
              <table:table-cell office:value-type="float" office:value="-16.2994384766">
                <text:p>-16.2994384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2252197266">
                <text:p>40.2252197266</text:p>
              </table:table-cell>
              <table:table-cell office:value-type="float" office:value="-17.1966552734">
                <text:p>-17.19665527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.9729003906">
                <text:p>40.9729003906</text:p>
              </table:table-cell>
              <table:table-cell office:value-type="float" office:value="-16.4489746094">
                <text:p>-16.44897460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7673339844">
                <text:p>42.7673339844</text:p>
              </table:table-cell>
              <table:table-cell office:value-type="float" office:value="-14.6545410156">
                <text:p>-14.65454101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458984375">
                <text:p>45.458984375</text:p>
              </table:table-cell>
              <table:table-cell office:value-type="float" office:value="-13.1591796875">
                <text:p>-13.1591796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.7020263672">
                <text:p>47.7020263672</text:p>
              </table:table-cell>
              <table:table-cell office:value-type="float" office:value="-13.0096435547">
                <text:p>-13.0096435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.0946044922">
                <text:p>50.0946044922</text:p>
              </table:table-cell>
              <table:table-cell office:value-type="float" office:value="-12.7105712891">
                <text:p>-12.71057128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.1413574219">
                <text:p>51.1413574219</text:p>
              </table:table-cell>
              <table:table-cell office:value-type="float" office:value="-10.4675292969">
                <text:p>-10.46752929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.8330078125">
                <text:p>53.8330078125</text:p>
              </table:table-cell>
              <table:table-cell office:value-type="float" office:value="-8.67309570312">
                <text:p>-8.673095703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7302246094">
                <text:p>54.7302246094</text:p>
              </table:table-cell>
              <table:table-cell office:value-type="float" office:value="-5.38330078125">
                <text:p>-5.383300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.3843994141">
                <text:p>53.3843994141</text:p>
              </table:table-cell>
              <table:table-cell office:value-type="float" office:value="-1.94396972656">
                <text:p>-1.94396972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.4779052734">
                <text:p>55.4779052734</text:p>
              </table:table-cell>
              <table:table-cell office:value-type="float" office:value="-1.64489746094">
                <text:p>-1.64489746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.2255859375">
                <text:p>56.2255859375</text:p>
              </table:table-cell>
              <table:table-cell office:value-type="float" office:value="2.392578125">
                <text:p>2.3925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421875">
                <text:p>57.421875</text:p>
              </table:table-cell>
              <table:table-cell office:value-type="float" office:value="4.48608398438">
                <text:p>4.486083984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7302246094">
                <text:p>54.7302246094</text:p>
              </table:table-cell>
              <table:table-cell office:value-type="float" office:value="5.9814453125">
                <text:p>5.981445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1320800781">
                <text:p>54.1320800781</text:p>
              </table:table-cell>
              <table:table-cell office:value-type="float" office:value="9.5703125">
                <text:p>9.570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63671875">
                <text:p>52.63671875</text:p>
              </table:table-cell>
              <table:table-cell office:value-type="float" office:value="11.0656738281">
                <text:p>11.0656738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.029296875">
                <text:p>55.029296875</text:p>
              </table:table-cell>
              <table:table-cell office:value-type="float" office:value="13.1591796875">
                <text:p>13.159179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.2348632812">
                <text:p>53.2348632812</text:p>
              </table:table-cell>
              <table:table-cell office:value-type="float" office:value="15.2526855469">
                <text:p>15.25268554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.4404296875">
                <text:p>51.4404296875</text:p>
              </table:table-cell>
              <table:table-cell office:value-type="float" office:value="15.8508300781">
                <text:p>15.85083007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7955322266">
                <text:p>49.7955322266</text:p>
              </table:table-cell>
              <table:table-cell office:value-type="float" office:value="16.8975830078">
                <text:p>16.89758300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.9450683594">
                <text:p>49.9450683594</text:p>
              </table:table-cell>
              <table:table-cell office:value-type="float" office:value="17.3461914062">
                <text:p>17.34619140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3469238281">
                <text:p>49.3469238281</text:p>
              </table:table-cell>
              <table:table-cell office:value-type="float" office:value="20.0378417969">
                <text:p>20.03784179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.3094482422">
                <text:p>45.3094482422</text:p>
              </table:table-cell>
              <table:table-cell office:value-type="float" office:value="19.5892333984">
                <text:p>19.58923339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1599121094">
                <text:p>45.1599121094</text:p>
              </table:table-cell>
              <table:table-cell office:value-type="float" office:value="20.3369140625">
                <text:p>20.3369140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9075927734">
                <text:p>45.9075927734</text:p>
              </table:table-cell>
              <table:table-cell office:value-type="float" office:value="21.0845947266">
                <text:p>21.08459472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.4682617188">
                <text:p>42.4682617188</text:p>
              </table:table-cell>
              <table:table-cell office:value-type="float" office:value="21.2341308594">
                <text:p>21.23413085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0756835938">
                <text:p>40.0756835938</text:p>
              </table:table-cell>
              <table:table-cell office:value-type="float" office:value="20.9350585938">
                <text:p>20.9350585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.7298583984">
                <text:p>38.7298583984</text:p>
              </table:table-cell>
              <table:table-cell office:value-type="float" office:value="22.5799560547">
                <text:p>22.57995605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6831054688">
                <text:p>37.6831054688</text:p>
              </table:table-cell>
              <table:table-cell office:value-type="float" office:value="22.1313476562">
                <text:p>22.13134765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1784667969">
                <text:p>39.1784667969</text:p>
              </table:table-cell>
              <table:table-cell office:value-type="float" office:value="22.4304199219">
                <text:p>22.4304199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1877441406">
                <text:p>36.1877441406</text:p>
              </table:table-cell>
              <table:table-cell office:value-type="float" office:value="22.7294921875">
                <text:p>22.729492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.8979492188">
                <text:p>32.8979492188</text:p>
              </table:table-cell>
              <table:table-cell office:value-type="float" office:value="21.533203125">
                <text:p>21.53320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.8044433594">
                <text:p>30.8044433594</text:p>
              </table:table-cell>
              <table:table-cell office:value-type="float" office:value="23.0285644531">
                <text:p>23.0285644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.0007324219">
                <text:p>32.0007324219</text:p>
              </table:table-cell>
              <table:table-cell office:value-type="float" office:value="22.4304199219">
                <text:p>22.4304199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651123047">
                <text:p>27.3651123047</text:p>
              </table:table-cell>
              <table:table-cell office:value-type="float" office:value="21.6827392578">
                <text:p>21.68273925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8697509766">
                <text:p>25.8697509766</text:p>
              </table:table-cell>
              <table:table-cell office:value-type="float" office:value="19.8883056641">
                <text:p>19.88830566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7294921875">
                <text:p>22.7294921875</text:p>
              </table:table-cell>
              <table:table-cell office:value-type="float" office:value="19.140625">
                <text:p>19.14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0845947266">
                <text:p>21.0845947266</text:p>
              </table:table-cell>
              <table:table-cell office:value-type="float" office:value="15.7012939453">
                <text:p>15.70129394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0378417969">
                <text:p>20.0378417969</text:p>
              </table:table-cell>
              <table:table-cell office:value-type="float" office:value="16.4489746094">
                <text:p>16.4489746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4396972656">
                <text:p>19.4396972656</text:p>
              </table:table-cell>
              <table:table-cell office:value-type="float" office:value="14.9536132812">
                <text:p>14.95361328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947998047">
                <text:p>17.7947998047</text:p>
              </table:table-cell>
              <table:table-cell office:value-type="float" office:value="10.9161376953">
                <text:p>10.91613769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1499023438">
                <text:p>16.1499023438</text:p>
              </table:table-cell>
              <table:table-cell office:value-type="float" office:value="8.3740234375">
                <text:p>8.374023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6545410156">
                <text:p>14.6545410156</text:p>
              </table:table-cell>
              <table:table-cell office:value-type="float" office:value="5.38330078125">
                <text:p>5.3833007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4022216797">
                <text:p>15.4022216797</text:p>
              </table:table-cell>
              <table:table-cell office:value-type="float" office:value="4.33654785156">
                <text:p>4.336547851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1966552734">
                <text:p>17.1966552734</text:p>
              </table:table-cell>
              <table:table-cell office:value-type="float" office:value="1.34582519531">
                <text:p>1.34582519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994384766">
                <text:p>16.2994384766</text:p>
              </table:table-cell>
              <table:table-cell office:value-type="float" office:value="0.448608398438">
                <text:p>0.4486083984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5985107422">
                <text:p>16.5985107422</text:p>
              </table:table-cell>
              <table:table-cell office:value-type="float" office:value="-2.84118652344">
                <text:p>-2.841186523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5985107422">
                <text:p>16.5985107422</text:p>
              </table:table-cell>
              <table:table-cell office:value-type="float" office:value="-6.72912597656">
                <text:p>-6.729125976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6452636719">
                <text:p>17.6452636719</text:p>
              </table:table-cell>
              <table:table-cell office:value-type="float" office:value="-6.87866210938">
                <text:p>-6.87866210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5892333984">
                <text:p>19.5892333984</text:p>
              </table:table-cell>
              <table:table-cell office:value-type="float" office:value="-6.72912597656">
                <text:p>-6.729125976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8790283203">
                <text:p>22.8790283203</text:p>
              </table:table-cell>
              <table:table-cell office:value-type="float" office:value="-9.12170410156">
                <text:p>-9.12170410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1313476562">
                <text:p>22.1313476562</text:p>
              </table:table-cell>
              <table:table-cell office:value-type="float" office:value="-11.3647460938">
                <text:p>-11.3647460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8322753906">
                <text:p>21.8322753906</text:p>
              </table:table-cell>
              <table:table-cell office:value-type="float" office:value="-13.1591796875">
                <text:p>-13.1591796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2248535156">
                <text:p>24.2248535156</text:p>
              </table:table-cell>
              <table:table-cell office:value-type="float" office:value="-13.7573242188">
                <text:p>-13.75732421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4211425781">
                <text:p>25.4211425781</text:p>
              </table:table-cell>
              <table:table-cell office:value-type="float" office:value="-13.7573242188">
                <text:p>-13.75732421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5614013672">
                <text:p>28.5614013672</text:p>
              </table:table-cell>
              <table:table-cell office:value-type="float" office:value="-13.6077880859">
                <text:p>-13.60778808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0567626953">
                <text:p>30.0567626953</text:p>
              </table:table-cell>
              <table:table-cell office:value-type="float" office:value="-16.2994384766">
                <text:p>-16.2994384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